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19.78cm"/>
    </style:style>
    <style:style style:name="co5" style:family="table-column">
      <style:table-column-properties fo:break-before="auto" style:column-width="14.482cm"/>
    </style:style>
    <style:style style:name="co6" style:family="table-column">
      <style:table-column-properties fo:break-before="auto" style:column-width="11.174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3.63cm"/>
    </style:style>
    <style:style style:name="co11" style:family="table-column">
      <style:table-column-properties fo:break-before="auto" style:column-width="5.281cm"/>
    </style:style>
    <style:style style:name="co12" style:family="table-column">
      <style:table-column-properties fo:break-before="auto" style:column-width="9.077cm"/>
    </style:style>
    <style:style style:name="co13" style:family="table-column">
      <style:table-column-properties fo:break-before="auto" style:column-width="6.38cm"/>
    </style:style>
    <style:style style:name="co14" style:family="table-column">
      <style:table-column-properties fo:break-before="auto" style:column-width="13.18cm"/>
    </style:style>
    <style:style style:name="co15" style:family="table-column">
      <style:table-column-properties fo:break-before="auto" style:column-width="3.985cm"/>
    </style:style>
    <style:style style:name="co16" style:family="table-column">
      <style:table-column-properties fo:break-before="auto" style:column-width="4.646cm"/>
    </style:style>
    <style:style style:name="co17" style:family="table-column">
      <style:table-column-properties fo:break-before="auto" style:column-width="13.785cm"/>
    </style:style>
    <style:style style:name="co18" style:family="table-column">
      <style:table-column-properties fo:break-before="auto" style:column-width="13.788cm"/>
    </style:style>
    <style:style style:name="co19" style:family="table-column">
      <style:table-column-properties fo:break-before="auto" style:column-width="3.004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13.603cm"/>
    </style:style>
    <style:style style:name="co22" style:family="table-column">
      <style:table-column-properties fo:break-before="auto" style:column-width="10.862cm"/>
    </style:style>
    <style:style style:name="co23" style:family="table-column">
      <style:table-column-properties fo:break-before="auto" style:column-width="4.708cm"/>
    </style:style>
    <style:style style:name="co24" style:family="table-column">
      <style:table-column-properties fo:break-before="auto" style:column-width="9.035cm"/>
    </style:style>
    <style:style style:name="co25" style:family="table-column">
      <style:table-column-properties fo:break-before="auto" style:column-width="11.714cm"/>
    </style:style>
    <style:style style:name="co26" style:family="table-column">
      <style:table-column-properties fo:break-before="auto" style:column-width="9.855cm"/>
    </style:style>
    <style:style style:name="co27" style:family="table-column">
      <style:table-column-properties fo:break-before="auto" style:column-width="8.368cm"/>
    </style:style>
    <style:style style:name="co28" style:family="table-column">
      <style:table-column-properties fo:break-before="auto" style:column-width="3.515cm"/>
    </style:style>
    <style:style style:name="co29" style:family="table-column">
      <style:table-column-properties fo:break-before="auto" style:column-width="4.101cm"/>
    </style:style>
    <style:style style:name="co30" style:family="table-column">
      <style:table-column-properties fo:break-before="auto" style:column-width="2.196cm"/>
    </style:style>
    <style:style style:name="co31" style:family="table-column">
      <style:table-column-properties fo:break-before="auto" style:column-width="12.453cm"/>
    </style:style>
    <style:style style:name="co32" style:family="table-column">
      <style:table-column-properties fo:break-before="auto" style:column-width="13.979cm"/>
    </style:style>
    <style:style style:name="co33" style:family="table-column">
      <style:table-column-properties fo:break-before="auto" style:column-width="2.323cm"/>
    </style:style>
    <style:style style:name="co34" style:family="table-column">
      <style:table-column-properties fo:break-before="auto" style:column-width="9.703cm"/>
    </style:style>
    <style:style style:name="co35" style:family="table-column">
      <style:table-column-properties fo:break-before="auto" style:column-width="5.237cm"/>
    </style:style>
    <style:style style:name="co36" style:family="table-column">
      <style:table-column-properties fo:break-before="auto" style:column-width="14.305cm"/>
    </style:style>
    <style:style style:name="co37" style:family="table-column">
      <style:table-column-properties fo:break-before="auto" style:column-width="2.891cm"/>
    </style:style>
    <style:style style:name="co38" style:family="table-column">
      <style:table-column-properties fo:break-before="auto" style:column-width="0.986cm"/>
    </style:style>
    <style:style style:name="co39" style:family="table-column">
      <style:table-column-properties fo:break-before="auto" style:column-width="10.76cm"/>
    </style:style>
    <style:style style:name="co40" style:family="table-column">
      <style:table-column-properties fo:break-before="auto" style:column-width="10.728cm"/>
    </style:style>
    <style:style style:name="co41" style:family="table-column">
      <style:table-column-properties fo:break-before="auto" style:column-width="12.03cm"/>
    </style:style>
    <style:style style:name="co42" style:family="table-column">
      <style:table-column-properties fo:break-before="auto" style:column-width="3.902cm"/>
    </style:style>
    <style:style style:name="co43" style:family="table-column">
      <style:table-column-properties fo:break-before="auto" style:column-width="7.885cm"/>
    </style:style>
    <style:style style:name="co44" style:family="table-column">
      <style:table-column-properties fo:break-before="auto" style:column-width="13.15cm"/>
    </style:style>
    <style:style style:name="co45" style:family="table-column">
      <style:table-column-properties fo:break-before="auto" style:column-width="8.338cm"/>
    </style:style>
    <style:style style:name="co46" style:family="table-column">
      <style:table-column-properties fo:break-before="auto" style:column-width="20.978cm"/>
    </style:style>
    <style:style style:name="co47" style:family="table-column">
      <style:table-column-properties fo:break-before="auto" style:column-width="3.944cm"/>
    </style:style>
    <style:style style:name="co48" style:family="table-column">
      <style:table-column-properties fo:break-before="auto" style:column-width="3.667cm"/>
    </style:style>
    <style:style style:name="co49" style:family="table-column">
      <style:table-column-properties fo:break-before="auto" style:column-width="7.108cm"/>
    </style:style>
    <style:style style:name="co50" style:family="table-column">
      <style:table-column-properties fo:break-before="auto" style:column-width="15.072cm"/>
    </style:style>
    <style:style style:name="co51" style:family="table-column">
      <style:table-column-properties fo:break-before="auto" style:column-width="2.408cm"/>
    </style:style>
    <style:style style:name="co52" style:family="table-column">
      <style:table-column-properties fo:break-before="auto" style:column-width="3.314cm"/>
    </style:style>
    <style:style style:name="co53" style:family="table-column">
      <style:table-column-properties fo:break-before="auto" style:column-width="11.878cm"/>
    </style:style>
    <style:style style:name="co54" style:family="table-column">
      <style:table-column-properties fo:break-before="auto" style:column-width="15.57cm"/>
    </style:style>
    <style:style style:name="co55" style:family="table-column">
      <style:table-column-properties fo:break-before="auto" style:column-width="4.071cm"/>
    </style:style>
    <style:style style:name="co56" style:family="table-column">
      <style:table-column-properties fo:break-before="auto" style:column-width="10.668cm"/>
    </style:style>
    <style:style style:name="co57" style:family="table-column">
      <style:table-column-properties fo:break-before="auto" style:column-width="9.64cm"/>
    </style:style>
    <style:style style:name="co58" style:family="table-column">
      <style:table-column-properties fo:break-before="auto" style:column-width="8.793cm"/>
    </style:style>
    <style:style style:name="co59" style:family="table-column">
      <style:table-column-properties fo:break-before="auto" style:column-width="7.188cm"/>
    </style:style>
    <style:style style:name="co60" style:family="table-column">
      <style:table-column-properties fo:break-before="auto" style:column-width="10.335cm"/>
    </style:style>
    <style:style style:name="co61" style:family="table-column">
      <style:table-column-properties fo:break-before="auto" style:column-width="10.85cm"/>
    </style:style>
    <style:style style:name="co62" style:family="table-column">
      <style:table-column-properties fo:break-before="auto" style:column-width="10.063cm"/>
    </style:style>
    <style:style style:name="co63" style:family="table-column">
      <style:table-column-properties fo:break-before="auto" style:column-width="22.9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2.106cm" fo:break-before="auto" style:use-optimal-row-height="true"/>
    </style:style>
    <style:style style:name="ro10" style:family="table-row">
      <style:table-row-properties style:row-height="0.877cm" fo:break-before="auto" style:use-optimal-row-height="true"/>
    </style:style>
    <style:style style:name="ro11" style:family="table-row">
      <style:table-row-properties style:row-height="1.815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ro13" style:family="table-row">
      <style:table-row-properties style:row-height="2.21cm" fo:break-before="auto" style:use-optimal-row-height="true"/>
    </style:style>
    <style:style style:name="ro14" style:family="table-row">
      <style:table-row-properties style:row-height="1.473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448cm" fo:break-before="auto" style:use-optimal-row-height="true"/>
    </style:style>
    <style:style style:name="ro17" style:family="table-row">
      <style:table-row-properties style:row-height="1.078cm" fo:break-before="auto" style:use-optimal-row-height="true"/>
    </style:style>
    <style:style style:name="ro18" style:family="table-row">
      <style:table-row-properties style:row-height="2.79cm" fo:break-before="auto" style:use-optimal-row-height="true"/>
    </style:style>
    <style:style style:name="ro19" style:family="table-row">
      <style:table-row-properties style:row-height="4.159cm" fo:break-before="auto" style:use-optimal-row-height="true"/>
    </style:style>
    <style:style style:name="ro20" style:family="table-row">
      <style:table-row-properties style:row-height="5.528cm" fo:break-before="auto" style:use-optimal-row-height="true"/>
    </style:style>
    <style:style style:name="ro21" style:family="table-row">
      <style:table-row-properties style:row-height="1.42cm" fo:break-before="auto" style:use-optimal-row-height="true"/>
    </style:style>
    <style:style style:name="ro22" style:family="table-row">
      <style:table-row-properties style:row-height="1.868cm" fo:break-before="auto" style:use-optimal-row-height="true"/>
    </style:style>
    <style:style style:name="ro23" style:family="table-row">
      <style:table-row-properties style:row-height="2.605cm" fo:break-before="auto" style:use-optimal-row-height="true"/>
    </style:style>
    <style:style style:name="ro24" style:family="table-row">
      <style:table-row-properties style:row-height="1.762cm" fo:break-before="auto" style:use-optimal-row-height="true"/>
    </style:style>
    <style:style style:name="ro25" style:family="table-row">
      <style:table-row-properties style:row-height="0.736cm" fo:break-before="auto" style:use-optimal-row-height="true"/>
    </style:style>
    <style:style style:name="ro26" style:family="table-row">
      <style:table-row-properties style:row-height="1.921cm" fo:break-before="auto" style:use-optimal-row-height="true"/>
    </style:style>
    <style:style style:name="ro27" style:family="table-row">
      <style:table-row-properties style:row-height="4.554cm" fo:break-before="auto" style:use-optimal-row-height="true"/>
    </style:style>
    <style:style style:name="ro28" style:family="table-row">
      <style:table-row-properties style:row-height="3.817cm" fo:break-before="auto" style:use-optimal-row-height="true"/>
    </style:style>
    <style:style style:name="ro29" style:family="table-row">
      <style:table-row-properties style:row-height="2.552cm" fo:break-before="auto" style:use-optimal-row-height="true"/>
    </style:style>
    <style:style style:name="ro30" style:family="table-row">
      <style:table-row-properties style:row-height="4.001cm" fo:break-before="auto" style:use-optimal-row-height="true"/>
    </style:style>
    <style:style style:name="ro31" style:family="table-row">
      <style:table-row-properties style:row-height="3.605cm" fo:break-before="auto" style:use-optimal-row-height="true"/>
    </style:style>
    <style:style style:name="ro32" style:family="table-row">
      <style:table-row-properties style:row-height="3.133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1.184cm" fo:break-before="auto" style:use-optimal-row-height="true"/>
    </style:style>
    <style:style style:name="ro35" style:family="table-row">
      <style:table-row-properties style:row-height="2.263cm" fo:break-before="auto" style:use-optimal-row-height="true"/>
    </style:style>
    <style:style style:name="ro36" style:family="table-row">
      <style:table-row-properties style:row-height="2.947cm" fo:break-before="auto" style:use-optimal-row-height="true"/>
    </style:style>
    <style:style style:name="ro37" style:family="table-row">
      <style:table-row-properties style:row-height="3.632cm" fo:break-before="auto" style:use-optimal-row-height="true"/>
    </style:style>
    <style:style style:name="ro38" style:family="table-row">
      <style:table-row-properties style:row-height="4.316cm" fo:break-before="auto" style:use-optimal-row-height="true"/>
    </style:style>
    <style:style style:name="ro39" style:family="table-row">
      <style:table-row-properties style:row-height="5.001cm" fo:break-before="auto" style:use-optimal-row-height="true"/>
    </style:style>
    <style:style style:name="ro40" style:family="table-row">
      <style:table-row-properties style:row-height="1.579cm" fo:break-before="auto" style:use-optimal-row-height="true"/>
    </style:style>
    <style:style style:name="ro41" style:family="table-row">
      <style:table-row-properties style:row-height="3.21cm" fo:break-before="auto" style:use-optimal-row-height="true"/>
    </style:style>
    <style:style style:name="ro42" style:family="table-row">
      <style:table-row-properties style:row-height="0.473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vertical-align="top"/>
    </style:style>
    <style:style style:name="ce46" style:family="table-cell" style:parent-style-name="Default">
      <style:table-cell-properties fo:background-color="#ffcc99" style:vertical-align="top"/>
    </style:style>
    <style:style style:name="ce47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48" style:family="table-cell" style:parent-style-name="Default">
      <style:table-cell-properties fo:background-color="transparent" style:vertical-align="top"/>
    </style:style>
    <style:style style:name="ce55" style:family="table-cell" style:parent-style-name="Default">
      <style:table-cell-properties style:text-align-source="value-type" style:repeat-content="false" style:vertical-align="top"/>
    </style:style>
    <style:style style:name="ce57" style:family="table-cell" style:parent-style-name="Default">
      <style:table-cell-properties style:text-align-source="value-type" style:repeat-content="false" fo:background-color="transparent" style:vertical-align="top"/>
    </style:style>
    <style:style style:name="ce58" style:family="table-cell" style:parent-style-name="Default">
      <style:table-cell-properties fo:background-color="#ffff99" style:text-align-source="value-type" style:repeat-content="false" style:vertical-align="top"/>
      <style:paragraph-properties fo:margin-left="0cm"/>
    </style:style>
    <style:style style:name="ce6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6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62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63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71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85" style:family="table-cell" style:parent-style-name="Default">
      <style:table-cell-properties fo:background-color="#ccff66" style:text-align-source="value-type" style:repeat-content="false" style:vertical-align="top"/>
    </style:style>
    <style:style style:name="ce87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66" style:vertical-align="top"/>
    </style:style>
    <style:style style:name="ce89" style:family="table-cell" style:parent-style-name="Default">
      <style:table-cell-properties fo:background-color="#9999ff" style:vertical-align="top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91" style:family="table-cell" style:parent-style-name="Default">
      <style:table-cell-properties style:vertical-align="top"/>
      <style:text-properties fo:color="#800080" style:font-name="DejaVu Sans Mono" fo:font-size="8.5pt" fo:font-weight="bold" style:font-name-asian="DejaVu Sans Mono" style:font-size-asian="8.5pt" style:font-weight-asian="bold" style:font-name-complex="DejaVu Sans Mono" style:font-size-complex="8.5pt" style:font-weight-complex="bold"/>
    </style:style>
    <style:style style:name="ce92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99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0" style:family="table-cell" style:parent-style-name="Default">
      <style:table-cell-properties fo:background-color="#ccff99" style:vertical-align="top"/>
    </style:style>
    <style:style style:name="ce101" style:family="table-cell" style:parent-style-name="Default">
      <style:table-cell-properties fo:background-color="#ccff99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102" style:family="table-cell" style:parent-style-name="Default">
      <style:table-cell-properties style:vertical-align="top"/>
      <style:text-properties fo:color="#800080" style:font-name="DejaVu Sans Mono" fo:font-size="8.5pt" fo:language="none" fo:country="none" fo:font-weight="bold" style:font-name-asian="DejaVu Sans Mono" style:font-size-asian="8.5pt" style:language-asian="none" style:country-asian="none" style:font-weight-asian="bold" style:font-name-complex="DejaVu Sans Mono" style:font-size-complex="8.5pt" style:language-complex="none" style:country-complex="none" style:font-weight-complex="bold"/>
    </style:style>
    <style:style style:name="ce103" style:family="table-cell" style:parent-style-name="Default">
      <style:table-cell-properties fo:background-color="#ff3333" style:vertical-align="top"/>
    </style:style>
    <style:style style:name="ce105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style:vertical-align="top"/>
      <style:text-properties fo:color="#ff9900"/>
    </style:style>
    <style:style style:name="ce10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113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114" style:family="table-cell" style:parent-style-name="Default">
      <style:table-cell-properties style:vertical-align="top"/>
      <style:text-properties fo:color="#5983b0"/>
    </style:style>
    <style:style style:name="ce116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color="#0000ff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4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" style:family="text">
      <style:text-properties fo:color="#0000ff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9" style:family="text">
      <style:text-properties fo:color="#800080" style:font-name="DejaVu Sans Mono" fo:font-size="8.5pt" style:font-name-asian="DejaVu Sans Mono" style:font-name-complex="DejaVu Sans Mono" style:font-size-asian="8.5pt" style:font-size-complex="8.5pt"/>
    </style:style>
    <style:style style:name="T10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1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12" style:family="text">
      <style:text-properties fo:color="#0000ff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1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1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9" style:family="text">
      <style:text-properties fo:color="#008000" style:font-name-asian="DejaVu Sans Mono" style:font-name-complex="DejaVu Sans Mono" style:font-size-asian="8.5pt" style:font-size-complex="8.5pt"/>
    </style:style>
    <style:style style:name="T20" style:family="text">
      <style:text-properties style:font-name-asian="DejaVu Sans Mono" style:font-name-complex="DejaVu Sans Mono" style:font-size-asian="8.5pt" style:font-size-complex="8.5pt" fo:color="#000000"/>
    </style:style>
    <style:style style:name="T21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2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2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3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3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3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3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800080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800080" fo:font-weight="bold" style:font-weight-asian="bold" style:font-weight-complex="bold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3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4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4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45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4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7" style:family="text">
      <style:text-properties fo:color="#800080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48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49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52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56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9" style:family="text">
      <style:text-properties style:font-name-asian="DejaVu Sans Mono" style:font-name-complex="DejaVu Sans Mono" style:font-size-asian="8.5pt" style:font-size-complex="8.5pt" fo:color="#008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6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5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6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0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71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73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4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7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8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8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82" style:family="text">
      <style:text-properties fo:color="#ff8c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8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8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bold" style:font-weight-complex="bold"/>
    </style:style>
    <style:style style:name="T88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89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800080"/>
    </style:style>
    <style:style style:name="T9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9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9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9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9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9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9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10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101" style:family="text">
      <style:text-properties fo:color="#00a933" fo:font-weight="bold" style:font-weight-asian="bold" style:font-weight-complex="bold"/>
    </style:style>
    <style:style style:name="T10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03" style:family="text">
      <style:text-properties fo:color="#ce181e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ce181e" fo:font-weight="bold" style:font-weight-asian="bold" style:font-weight-complex="bold"/>
    </style:style>
    <style:style style:name="T105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6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ce181e"/>
    </style:style>
    <style:style style:name="T107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8" style:family="text">
      <style:text-properties fo:color="#000000"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09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color="#00a933" fo:font-weight="bold" style:font-weight-asian="bold" style:font-weight-complex="bold"/>
    </style:style>
    <style:style style:name="T110" style:family="text">
      <style:text-properties fo:color="#ce181e" fo:font-weight="bold" style:font-weight-asian="bold" style:font-weight-complex="bold"/>
    </style:style>
    <style:style style:name="T111" style:family="text">
      <style:text-properties fo:color="#000000" style:font-name-asian="DejaVu Sans Mono" style:font-name-complex="DejaVu Sans Mono" style:font-size-asian="8.5pt" style:font-size-complex="8.5pt" style:font-weight-asian="bold" style:font-weight-complex="bold"/>
    </style:style>
    <style:style style:name="T112" style:family="text">
      <style:text-properties style:font-name-asian="DejaVu Sans Mono" style:font-name-complex="DejaVu Sans Mono" style:font-size-asian="8.5pt" style:font-size-complex="8.5pt" style:font-weight-asian="bold" style:font-weight-complex="bold"/>
    </style:style>
    <style:style style:name="T113" style:family="text">
      <style:text-properties fo:color="#00000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11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2b91af" style:font-name="Consolas" fo:font-size="9.5pt" style:font-name-asian="Consolas" style:font-name-complex="Consolas" style:font-size-asian="9.5pt" style:font-size-complex="9.5pt"/>
    </style:style>
    <style:style style:name="T1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font-size="9.5pt" style:font-name-asian="Consolas" style:font-name-complex="Consolas" style:font-size-asian="9.5pt" style:font-size-complex="9.5pt" fo:color="#000000"/>
    </style:style>
    <style:style style:name="T1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style:font-name="Arial" fo:font-size="10pt" style:font-name-asian="Andale Sans UI" style:font-name-complex="Tahoma" style:font-size-asian="10pt" style:font-size-complex="10pt"/>
    </style:style>
    <style:style style:name="T11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2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24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2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27" style:family="text">
      <style:text-properties style:font-name-asian="Consolas" style:font-name-complex="Consolas" style:font-size-asian="9.5pt" style:font-size-complex="9.5pt"/>
    </style:style>
    <style:style style:name="T128" style:family="text">
      <style:text-properties style:text-position="super 58%"/>
    </style:style>
    <style:style style:name="T12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e.g. Microsoft and Prolific do not properly support buffering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ow Count/Rate]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<text:span text:style-name="T1">Rates must be at least 600/s (i.e. 9600 baud -</text:span> 15% - overhead – view) | 2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Rates should be at least 4000/s (i.e. 115200 baud - 25% - more overhead - more view)</text:p>
            <text:p>...but is less due to e.g. glueing =&gt; 2500/s | 50/s is OK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In advanced settings of sending terminal, disable...</text:p>
            <text:p>...[Buffer not more than baud rate permits]</text:p>
            <text:p>...[Buffer chunks of max...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 again</text:p>
          </table:table-cell>
          <table:table-cell office:value-type="string" calcext:value-type="string">
            <text:p>Rates must be around 10000/s | 2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8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Rate on Rx must be around 900/s | 3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ce47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Ideally use FTDI ports (e.g. COM21/22) which are known to have best feature support.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47" office:value-type="string" calcext:value-type="string">
            <text:p>VSPE e.g. doesn't support XOn/XOff software flow control.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ce47"/>
          <table:table-cell table:number-columns-repeated="60"/>
        </table:table-row>
        <table:table-row table:style-name="ro1">
          <table:table-cell/>
          <table:table-cell office:value-type="string" calcext:value-type="string">
            <text:p>RTS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Manual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 and editable, CTS/DSR are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and re-enable RTS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osed – RTS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TS/CTS/DTR/DSR/DCD states are shown but disabl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RTS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TS/DTR are on, DTR is editable, CTS is shown and 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able and re-enable RTS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RTS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 with 'Softwar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  <text:p><text:span text:style-name="T1">No empty lines where only &lt;XON&gt; and &lt;XOFF&gt; indications used to be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3">
          <table:table-cell table:number-columns-repeated="3"/>
          <table:table-cell table:formula="of:=[.D82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2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, [Send Text] gets disabled</text:p>
            <text:p><text:span text:style-name="T1">Second terminal: IBS turns red but terminal stays connected</text:span>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&lt;NUL&gt; may be prepended to the received data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60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<text:span text:style-name="T1">&lt;NUL&gt; may be prepended to the received data</text:span>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 warning message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 table:number-columns-repeated="2"/>
          <table:table-cell table:style-name="ce46" office:value-type="string" calcext:value-type="string">
            <text:p>"YAT – BreakStateTest.jpg" still of any purpose?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>
            <text:p>ToDo</text:p>
          </table:table-cell>
          <table:table-cell table:style-name="ce46"/>
          <table:table-cell table:style-name="ce46" office:value-type="string" calcext:value-type="string">
            <text:p>Suspend/Resume</text:p>
          </table:table-cell>
          <table:table-cell table:style-name="ce46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58"/>
        </table:table-row>
        <table:table-row table:style-name="ro1">
          <table:table-cell table:style-name="ce46" table:number-columns-repeated="2"/>
          <table:table-cell table:style-name="ce46" office:value-type="string" calcext:value-type="string">
            <text:p>of internal COM</text:p>
          </table:table-cell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uspend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Resume computer</text:p>
          </table:table-cell>
          <table:table-cell table:number-columns-repeated="60"/>
        </table:table-row>
        <table:table-row table:style-name="ro1">
          <table:table-cell table:style-name="ce46" table:number-columns-repeated="3"/>
          <table:table-cell table:style-name="ce46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additional test to the automatic performed tests is required</text:p>
            <text:p>because the automatic test doesn't use the Microsoft drive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48" office:value-type="string" calcext:value-type="string">
            <text:p>Sending possible again, successfully receiving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48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48" office:value-type="string" calcext:value-type="string">
            <text:p>Sending not possible, terminal gets closed, is waiting for reconnect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/>
          <table:table-cell office:value-type="string" calcext:value-type="string">
            <text:p>This additional test to the automatic performed tests is required</text:p>
            <text:p>because it tests the view parts of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  <text:p>Previous port selections still ther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Option to default to first available por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isconnect USB/RS-232 adapter or virtual COM por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9" table:default-cell-style-name="ce55"/>
        <table:table-column table:style-name="co10" table:default-cell-style-name="ce55"/>
        <table:table-column table:style-name="co11" table:default-cell-style-name="ce55"/>
        <table:table-column table:style-name="co12" table:default-cell-style-name="ce55"/>
        <table:table-column table:style-name="co13" table:default-cell-style-name="ce55"/>
        <table:table-column table:style-name="co14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cent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Make sure recent hosts and ports are listed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 to MT-SICS device simulation</text:p>
          </table:table-cell>
          <table:table-cell/>
          <table:table-cell office:value-type="string" calcext:value-type="string">
            <text:p>Use RB ExBal Win32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/Stop terminal while SIR is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SIR is being received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while SIR is being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Byte rate must be at least 50000/s</text:p>
            <text:p>Line rate must be at least 500/s</text:p>
            <text:p>All bytes must be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Start [YAT Test] comput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nect [YAT Test] to [YAT Development] using a USB/LAN converter and a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ploy YAT release binaries to the [YAT Test]</text:p>
          </table:table-cell>
          <table:table-cell/>
          <table:table-cell office:value-type="string" calcext:value-type="string">
            <text:p>Via memory stick or disksta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TCP/IP AutoSocket</text:p>
            <text:p> &gt; Remote Host = YAT Test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 is 192.168.122.68 (= 'D'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new terminal using TCP/IP AutoSocke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On YAT Development]</text:p>
            <text:p>Create a new terminal using TCP/IP Client</text:p>
            <text:p> &gt; Remote Host = YAT Test</text:p>
          </table:table-cell>
          <table:table-cell office:value-type="string" calcext:value-type="string">
            <text:p>Both terminals interconnect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On YAT Development]</text:p>
            <text:p>Create a TCP/IP Server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On YAT Test]</text:p>
            <text:p>Create a TCP/IP Client</text:p>
            <text:p> &gt; Remote Host = YAT Development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Remotedisconnect with AR</text:p>
          </table:table-cell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  <text:p>Client tries reconnecting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 AR</text:p>
          </table:table-cell>
          <table:table-cell office:value-type="string" calcext:value-type="string">
            <text:p>Reconnect LAN cable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disconnect without AR</text:p>
          </table:table-cell>
          <table:table-cell office:value-type="string" calcext:value-type="string">
            <text:p>Disabled 'AutoReconnect' on TCP/IP Clien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LAN cable</text:p>
          </table:table-cell>
          <table:table-cell office:value-type="string" calcext:value-type="string">
            <text:p>Both terminals are disconnect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motereconnect without AR</text:p>
          </table:table-cell>
          <table:table-cell office:value-type="string" calcext:value-type="string">
            <text:p>Reconnect LAN cabl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CP/IP Client again</text:p>
          </table:table-cell>
          <table:table-cell office:value-type="string" calcext:value-type="string">
            <text:p>Both terminals interconn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office:value-type="string" calcext:value-type="string">
            <text:p/>
            <text:p>When [localhost] is selected, (port + 1) must be proposed by defaul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7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YAT Development is 192.168.122.255</text:p>
          </table:table-cell>
          <table:table-cell table:number-columns-repeated="58"/>
        </table:table-row>
        <table:table-row table:style-name="ro5">
          <table:table-cell table:number-columns-repeated="3"/>
          <table:table-cell table:style-name="ce57" office:value-type="string" calcext:value-type="string">
            <text:p>Create two terminals using UDP/IP PairSocket</text:p>
            <text:p><text:span text:style-name="T1"> &gt; 1st terminal remote host = 192.168.168.255</text:span></text:p>
            <text:p> &gt; 1st terminal ports = 10000 / 10001</text:p>
            <text:p><text:span text:style-name="T1"> &gt; 1st terminal interface = related network interface</text:span></text:p>
            <text:p><text:span text:style-name="T1"> &gt; 2nd terminal remote host = 192.168.168.255</text:span></text:p>
            <text:p> &gt; 2nd terminal ports = 10001 / 10000</text:p>
            <text:p><text:span text:style-name="T1"> &gt; 2nd terminal interface = related network interface</text:span></text:p>
          </table:table-cell>
          <table:table-cell/>
          <table:table-cell office:value-type="string" calcext:value-type="string">
            <text:p/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]</text:p>
            <text:p>Create a new terminal using UDP/IP PairSocket</text:p>
            <text:p> &gt; Remote Host = YAT Test</text:p>
            <text:p> &gt; Remote UDP Port =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29]" office:value-type="string" office:string-value="YAT Test is 192.168.122.84 (= 'T')" calcext:value-type="string">
            <text:p>YAT Test is 192.168.122.84 (= 'T')</text:p>
          </table:table-cell>
          <table:table-cell table:number-columns-repeated="58"/>
        </table:table-row>
        <table:table-row table:style-name="ro6">
          <table:table-cell table:number-columns-repeated="3"/>
          <table:table-cell office:value-type="string" calcext:value-type="string">
            <text:p>[On YAT Test]</text:p>
            <text:p>Create a new terminal using UDP/IP PairSocket</text:p>
            <text:p> &gt; Remote Host = YAT Development</text:p>
            <text:p> &gt; Remote UDP Port =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28]" office:value-type="string" office:string-value="YAT Development is 192.168.122.68 (= 'D')" calcext:value-type="string">
            <text:p>YAT Development is 192.168.122.68 (= 'D')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57" office:value-type="string" calcext:value-type="string">
            <text:p>Create a terminal using UDP/IP Client</text:p>
            <text:p><text:span text:style-name="T1"> &gt; Remote host = 192.168.168.255</text:span></text:p>
            <text:p><text:span text:style-name="T1"> &gt; Remote port = 10000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59"/>
        </table:table-row>
        <table:table-row table:style-name="ro6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cents</text:p>
          </table:table-cell>
          <table:table-cell office:value-type="string" calcext:value-type="string">
            <text:p>Make sure recent filters are listed</text:p>
          </table:table-cell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Local filter = 192.168.168.0</text:p>
          </table:table-cell>
          <table:table-cell table:number-columns-repeated="60"/>
        </table:table-row>
        <table:table-row table:style-name="ro8">
          <table:table-cell table:number-columns-repeated="3"/>
          <table:table-cell office:value-type="string" calcext:value-type="string">
            <text:p>[On YAT Development]</text:p>
            <text:p>Create a new terminal using UDP/IP Client</text:p>
            <text:p> &gt; Remote host = YAT Test</text:p>
            <text:p> &gt; Remote port = 1000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168.33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192.168.33.0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7">
          <table:table-cell table:number-columns-repeated="3"/>
          <table:table-cell office:value-type="string" calcext:value-type="string">
            <text:p>[On YAT Test]</text:p>
            <text:p>Change UDP Server</text:p>
            <text:p> &gt; Local filter = [any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8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]</text:p>
            <text:p>Create a UDP Server</text:p>
            <text:p> &gt; Local port = 10000</text:p>
            <text:p> &gt; Interface = &lt;any&gt;</text:p>
          </table:table-cell>
          <table:table-cell/>
          <table:table-cell office:value-type="string" calcext:value-type="string">
            <text:p/>
            <text:p/>
            <text:p/>
            <text:p>&lt;any&gt; is OK as WLAN has been disconnected further above</text:p>
          </table:table-cell>
          <table:table-cell table:number-columns-repeated="58"/>
        </table:table-row>
        <table:table-row table:style-name="ro8">
          <table:table-cell table:number-columns-repeated="3"/>
          <table:table-cell office:value-type="string" calcext:value-type="string">
            <text:p>[On YAT Development]</text:p>
            <text:p>Create a UDP Server</text:p>
            <text:p> &gt; Local port = 10000</text:p>
            <text:p> &gt; Interface = related network interface</text:p>
          </table:table-cell>
          <table:table-cell table:number-columns-repeated="60"/>
        </table:table-row>
        <table:table-row table:style-name="ro9">
          <table:table-cell table:number-columns-repeated="3"/>
          <table:table-cell table:style-name="ce57" office:value-type="string" calcext:value-type="string">
            <text:p>[On YAT Development]</text:p>
            <text:p>Create a terminal using UDP/IP Client</text:p>
            <text:p> &gt; Remote host = [broadcast]</text:p>
            <text:p> &gt; Remote port = 10000</text:p>
            <text:p> &gt; Interface = related network interface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I/O Device] = Yes</text:p>
          </table:table-cell>
          <table:table-cell office:value-type="string" calcext:value-type="string">
            <text:p>Correct end points are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broadcast supported</text:p>
          </table:table-cell>
          <table:table-cell table:style-name="ce45" office:value-type="string" calcext:value-type="string">
            <text:p>[On YAT Development]</text:p>
          </table:table-cell>
          <table:table-cell table:number-columns-repeated="60"/>
        </table:table-row>
        <table:table-row table:style-name="ro7">
          <table:table-cell table:number-columns-repeated="3"/>
          <table:table-cell table:style-name="ce45" office:value-type="string" calcext:value-type="string">
            <text:p>Start to create a terminal using UDP/IP Client</text:p>
            <text:p><text:span text:style-name="T1"> &gt; Remote host = 255.255.255.255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7">
          <table:table-cell table:number-columns-repeated="3"/>
          <table:table-cell table:style-name="ce45" office:value-type="string" calcext:value-type="string">
            <text:p>Start to create a terminal using UDP/IP PairSocket</text:p>
            <text:p><text:span text:style-name="T1"> &gt; Remote host = 255.255.255.255 from list of recents</text:span></text:p>
          </table:table-cell>
          <table:table-cell office:value-type="string" calcext:value-type="string">
            <text:p/>
            <text:p>[broadcast] is available and can be set</text:p>
            <text:p>Explicitly setting the broadcast address works as well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[OK]</text:p>
          </table:table-cell>
          <table:table-cell table:number-columns-repeated="60"/>
        </table:table-row>
        <table:table-row table:style-name="ro7">
          <table:table-cell table:number-columns-repeated="3"/>
          <table:table-cell table:style-name="ce45" office:value-type="string" calcext:value-type="string">
            <text:p>Start to create a terminal using UDP/IP Server</text:p>
            <text:p><text:span text:style-name="T1"> &gt; Local Filter = 255.255.255.255</text:span></text:p>
          </table:table-cell>
          <table:table-cell office:value-type="string" calcext:value-type="string">
            <text:p/>
            <text:p>[broadcast] is not available</text:p>
            <text:p><text:span text:style-name="T1">Explicitly setting the broadcast address results in an error message</text:span></text:p>
          </table:table-cell>
          <table:table-cell table:number-columns-repeated="59"/>
        </table:table-row>
        <table:table-row table:style-name="ro10">
          <table:table-cell table:number-columns-repeated="3"/>
          <table:table-cell table:style-name="ce45" office:value-type="string" calcext:value-type="string">
            <text:p>Start to create a terminal using TCP/IP Clien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0">
          <table:table-cell table:number-columns-repeated="3"/>
          <table:table-cell table:style-name="ce45" office:value-type="string" calcext:value-type="string">
            <text:p>Start to create a terminal using TCP/IP AutoSocket</text:p>
            <text:p><text:span text:style-name="T1"> &gt; Remote host = ...</text:span></text:p>
          </table:table-cell>
          <table:table-cell office:value-type="string" calcext:value-type="string">
            <text:p/>
            <text:p>[broadcast] is not availabl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5" office:value-type="string" calcext:value-type="string">
            <text:p>Start to create a terminal using TCP/IP Server</text:p>
          </table:table-cell>
          <table:table-cell office:value-type="string" calcext:value-type="string">
            <text:p>[broadcast] is not releva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lose previous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0">
          <table:table-cell/>
          <table:table-cell table:style-name="ce45" office:value-type="string" calcext:value-type="string">
            <text:p>Interface Selection</text:p>
          </table:table-cell>
          <table:table-cell table:style-name="ce45" office:value-type="string" calcext:value-type="string">
            <text:p>Preparation</text:p>
          </table:table-cell>
          <table:table-cell table:style-name="ce45" office:value-type="string" calcext:value-type="string">
            <text:p>[On YAT Test]</text:p>
            <text:p>Create TCP/IP terminal on LAN interface</text:p>
          </table:table-cell>
          <table:table-cell table:style-name="ce45"/>
          <table:table-cell table:style-name="ce45" office:value-type="string" calcext:value-type="string">
            <text:p>[YAT Test] is used as WLAN has been disconnected further above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No longer available active</text:p>
          </table:table-cell>
          <table:table-cell table:style-name="ce45" office:value-type="string" calcext:value-type="string">
            <text:p>Disconnect the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tart YAT</text:p>
          </table:table-cell>
          <table:table-cell table:style-name="ce45" office:value-type="string" calcext:value-type="string">
            <text:p><text:span text:style-name="T1">Message</text:span> that interface is no longer available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No]</text:p>
          </table:table-cell>
          <table:table-cell table:style-name="ce45" office:value-type="string" calcext:value-type="string">
            <text:p>Error message</text:p>
            <text:p>Terminal stays closed</text:p>
          </table:table-cell>
          <table:table-cell table:style-name="ce45"/>
          <table:table-cell table:number-columns-repeated="58"/>
        </table:table-row>
        <table:table-row table:style-name="ro2">
          <table:table-cell table:number-columns-repeated="2"/>
          <table:table-cell table:style-name="ce45"/>
          <table:table-cell table:style-name="ce45" office:value-type="string" calcext:value-type="string">
            <text:p>[Terminal &gt; Settings...]</text:p>
          </table:table-cell>
          <table:table-cell table:style-name="ce45" office:value-type="string" calcext:value-type="string">
            <text:p><text:span text:style-name="T1">Message that interface</text:span> is no longer available</text:p>
            <text:p><text:span text:style-name="T1">Automatically switched to first available interface</text:span>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OK]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[Cancel]</text:p>
          </table:table-cell>
          <table:table-cell table:style-name="ce45" office:value-type="string" calcext:value-type="string">
            <text:p>Terminal still closed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Reconnect LAN cabl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Open/Start the terminal</text:p>
          </table:table-cell>
          <table:table-cell table:style-name="ce45" office:value-type="string" calcext:value-type="string">
            <text:p>works</text:p>
          </table:table-cell>
          <table:table-cell table:style-name="ce45"/>
          <table:table-cell table:number-columns-repeated="58"/>
        </table:table-row>
        <table:table-row table:style-name="ro1">
          <table:table-cell table:number-columns-repeated="2"/>
          <table:table-cell table:style-name="ce45" table:number-columns-repeated="4"/>
          <table:table-cell table:number-columns-repeated="58"/>
        </table:table-row>
        <table:table-row table:style-name="ro1">
          <table:table-cell table:number-columns-repeated="2"/>
          <table:table-cell table:style-name="ce45" office:value-type="string" calcext:value-type="string">
            <text:p>Cleanup</text:p>
          </table:table-cell>
          <table:table-cell table:style-name="ce45" office:value-type="string" calcext:value-type="string">
            <text:p>Close workspace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Exit YAT</text:p>
          </table:table-cell>
          <table:table-cell table:style-name="ce45" table:number-columns-repeated="2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Aftermath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Run updates on [YAT Test]</text:p>
          </table:table-cell>
          <table:table-cell table:number-columns-repeated="60"/>
        </table:table-row>
        <table:table-row table:style-name="ro1" table:number-rows-repeated="10484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KY.IO.Serial.Usb" table:style-name="ta1" table:print="false">
        <table:table-column table:style-name="co9" table:default-cell-style-name="ce45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8" table:default-cell-style-name="ce45"/>
        <table:table-column table:style-name="co1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6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  <text:p><text:span text:style-name="T1">Hide XOn/XOff must be enabled by default</text:span></text:p>
          </table:table-cell>
          <table:table-cell office:value-type="string" calcext:value-type="string">
            <text:p>Use RB ExBal 'YAT.9'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IXS and OXS states are shown, IXS is greyed, IXS is on, OXS is assumed to be on</text:p>
            <text:p>IXS count is 1 | 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">
          <table:table-cell/>
          <table:table-cell table:style-name="ce55" office:value-type="string" calcext:value-type="string">
            <text:p>Start/Stop</text:p>
          </table:table-cell>
          <table:table-cell table:style-name="ce55" office:value-type="string" calcext:value-type="string">
            <text:p>Continuous while opening</text:p>
          </table:table-cell>
          <table:table-cell table:style-name="ce55" office:value-type="string" calcext:value-type="string">
            <text:p>Start continuous mode on device</text:p>
          </table:table-cell>
          <table:table-cell table:style-name="ce55"/>
          <table:table-cell table:style-name="ce58" office:value-type="string" calcext:value-type="string">
            <text:p>SIR</text:p>
            <text:p>(ECHO 2 doesn't work as disconnect resets it)</text:p>
            <text:p/>
            <text:p><text:span text:style-name="T1">This additional test to the automatic performed tests is required</text:span></text:p>
            <text:p><text:span text:style-name="T1">because the automatic test yet only tests serial COM port disconnect/reconnect</text:span>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Close/Stop terminal while SIR is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Open/Start terminal while SIR is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Exit YAT while SIR is being received</text:p>
          </table:table-cell>
          <table:table-cell table:style-name="ce55" office:value-type="string" calcext:value-type="string">
            <text:p>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art YAT while SIR is being received</text:p>
          </table:table-cell>
          <table:table-cell table:style-name="ce55" office:value-type="string" calcext:value-type="string">
            <text:p>Data is received, no exceptions</text:p>
          </table:table-cell>
          <table:table-cell table:style-name="ce55"/>
          <table:table-cell table:number-columns-repeated="58"/>
        </table:table-row>
        <table:table-row table:style-name="ro1">
          <table:table-cell/>
          <table:table-cell table:style-name="ce55" table:number-columns-repeated="2"/>
          <table:table-cell table:style-name="ce55" office:value-type="string" calcext:value-type="string">
            <text:p>Stop continuous mode on device</text:p>
          </table:table-cell>
          <table:table-cell table:style-name="ce55"/>
          <table:table-cell table:style-name="ce55" office:value-type="string" calcext:value-type="string">
            <text:p>SI or C</text:p>
          </table:table-cell>
          <table:table-cell table:number-columns-repeated="58"/>
        </table:table-row>
        <table:table-row table:style-name="ro1">
          <table:table-cell/>
          <table:table-cell table:style-name="ce55" table:number-columns-repeated="5"/>
          <table:table-cell table:number-columns-repeated="58"/>
        </table:table-row>
        <table:table-row table:style-name="ro1">
          <table:table-cell/>
          <table:table-cell office:value-type="string" calcext:value-type="string">
            <text:p>Indications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office:value-type="string" calcext:value-type="string">
            <text:p>Keep RB ExBal 'YAT.9' as that is better accessible for disconnect/reconnec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/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  <text:p><text:span text:style-name="T1">IXS count is incremen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peatingly Disconnect/Reconnec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peatingly R</text:span>eset device while terminal is open</text:p>
          </table:table-cell>
          <table:table-cell office:value-type="string" calcext:value-type="string">
            <text:p>Full device info – Disconnected – Waiting / Red for a short moment</text:p>
          </table:table-cell>
          <table:table-cell office:value-type="string" calcext:value-type="string">
            <text:p>Attention: This will reset the weight si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  <text:p>Must be 'same VID and PID'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Close/Stop</text:span>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Open/Start</text:span>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Light 'YAT.8'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Length (Character Coun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, e.g.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9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  <text:p><text:span text:style-name="T9">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, e.g.</text:p>
            <text:p><text:span text:style-name="T2">&lt;SOH&gt;</text:span><text:span text:style-name="T3">I4</text:span><text:span text:style-name="T4"> </text:span><text:span text:style-name="T5">(3)</text:span></text:p>
            <text:p><text:span text:style-name="T2">&lt;NUL&gt;&lt;NUL&gt;&lt;NUL&gt;</text:span>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ID = 0 (configured in settings) must be used as keyword has no argument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60"/>
        </table:table-row>
        <table:table-row table:style-name="ro13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<text:span text:style-name="T1">Data is sent but ES is received</text:span></text:p>
            <text:p>Response includes terminating zero and filler bytes</text:p>
            <text:p><text:span text:style-name="T12">I4</text:span><text:span text:style-name="T4"> </text:span><text:span text:style-name="T5">(2)</text:span></text:p>
            <text:p><text:span text:style-name="T6">&lt;NUL&gt;&lt;NUL&gt;&lt;NUL&gt;&lt;NUL&gt;</text:span><text:span text:style-name="T7"> </text:span><text:span text:style-name="T8">(4)</text:span></text:p>
            <text:p><text:span text:style-name="T13">&lt;NUL&gt;</text:span><text:span text:style-name="T10">ES</text:span><text:span text:style-name="T4"> </text:span><text:span text:style-name="T5">(3)</text:span></text:p>
            <text:p><text:span text:style-name="T13">&lt;NUL&gt;&lt;NUL&gt;&lt;NUL&gt;</text:span><text:span text:style-name="T7"> </text:span><text:span text:style-name="T8">(3)</text:span></text:p>
          </table:table-cell>
          <table:table-cell office:value-type="string" calcext:value-type="string">
            <text:p>'I' is taken as report ID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Request \h(00)I4</text:p>
          </table:table-cell>
          <table:table-cell office:value-type="string" calcext:value-type="string">
            <text:p>Data is sent and received again</text:p>
            <text:p><text:span text:style-name="T2">&lt;NUL&gt;</text:span><text:span text:style-name="T3">I4</text:span><text:span text:style-name="T4"> </text:span><text:span text:style-name="T5">(3)</text:span></text:p>
            <text:p><text:span text:style-name="T6">&lt;NUL&gt;&lt;NUL&gt;&lt;NUL&gt;</text:span><text:span text:style-name="T7"> </text:span><text:span text:style-name="T8">(3)</text:span></text:p>
            <text:p><text:span text:style-name="T13">&lt;NUL&gt;</text:span><text:span text:style-name="T10">I4 A "Y</text:span><text:span text:style-name="T11">&lt;NUL&gt;</text:span><text:span text:style-name="T10">AT.8"</text:span><text:span text:style-name="T4"> </text:span><text:span text:style-name="T5">(14)</text:span></text:p>
          </table:table-cell>
          <table:table-cell office:value-type="string" calcext:value-type="string">
            <text:p>0x00 is report I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and Unicode issues</text:p>
          </table:table-cell>
          <table:table-cell office:value-type="string" calcext:value-type="string">
            <text:p>Probably caused by undefined buffer memory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Device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 new terminal to MT USB Ser/HID device</text:p>
          </table:table-cell>
          <table:table-cell office:value-type="string" calcext:value-type="string">
            <text:p>Connected – Open – Green</text:p>
          </table:table-cell>
          <table:table-cell office:value-type="string" calcext:value-type="string">
            <text:p>Use RB ExBal 'YAT.9' rather than...</text:p>
            <text:p>...TI as those not really run stable</text:p>
            <text:p><text:span text:style-name="T1">...'YAT.8' as that is less accessible for disconnect/reconnect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Disconnect devic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device is no longer available</text:p>
            <text:p><text:span text:style-name="T1">Question whether to switch to device with same VID/PI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 that device </text:span>is no longer available</text:p>
            <text:p><text:span text:style-name="T1">Automatically switched to device with same VID/PI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Terminal o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 table:number-rows-repeated="654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Domain.Terminal" table:style-name="ta1" table:print="false">
        <table:table-column table:style-name="co9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6" table:default-cell-style-name="ce55"/>
        <table:table-column table:style-name="co7" table:number-columns-repeated="58" table:default-cell-style-name="ce5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table:style-name="ce85" office:value-type="string" calcext:value-type="string">
            <text:p>Test case could be automated, except for settings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15">(&lt;TS&gt;)</text:span><text:span text:style-name="T16"> </text:span><text:span text:style-name="T17">ABC</text:span><text:span text:style-name="T18">&lt;BEL&gt;      </text:span><text:span text:style-name="T17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3">&lt;BEL&gt;</text:span><text:span text:style-name="T24">        </text:span><text:span text:style-name="T21">X</text:span><text:span text:style-name="T22"> </text:span><text:span text:style-name="T21">Y</text:span><text:span text:style-name="T22"> </text:span><text:span text:style-name="T21">Z</text:span></text:p>
            <text:p><text:span text:style-name="T25">Separators !!</text:span></text:p>
          </table:table-cell>
          <table:table-cell office:value-type="string" calcext:value-type="string">
            <text:p><text:span text:style-name="T1">&lt;SP&gt;&lt;TAB&gt;&lt;SP&gt;</text:span> after &lt;BEL&gt;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</text:span><text:span text:style-name="T26">&lt;BEL&gt;      </text:span><text:span text:style-name="T21">XYZ</text:span></text:p>
          </table:table-cell>
          <table:table-cell office:value-type="string" calcext:value-type="string">
            <text:p>&lt;TAB&gt; after &lt;BEL&gt;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27">(&lt;TS&gt;)</text:span><text:span text:style-name="T28"> </text:span><text:span text:style-name="T29">ABCD</text:span><text:span text:style-name="T30">&lt;BEL&gt;</text:span><text:span text:style-name="T2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 07h 08h 09h</text:span><text:span text:style-name="T22"> </text:span><text:span text:style-name="T21">58h</text:span><text:span text:style-name="T22"> </text:span><text:span text:style-name="T21">59h</text:span><text:span text:style-name="T22"> </text:span><text:span text:style-name="T21">5A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</text:span><text:span text:style-name="T22"> </text:span><text:span text:style-name="T21">B</text:span><text:span text:style-name="T22"> </text:span><text:span text:style-name="T21">C</text:span><text:span text:style-name="T22"> </text:span><text:span text:style-name="T21">D</text:span><text:span text:style-name="T22"> </text:span><text:span text:style-name="T23">&lt;BEL&gt; </text:span><text:span text:style-name="T21">X</text:span><text:span text:style-name="T22"> </text:span><text:span text:style-name="T21">Y</text:span><text:span text:style-name="T22"> </text:span><text:span text:style-name="T21">Z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CD</text:span><text:span text:style-name="T26">&lt;BEL&gt;</text:span><text:span text:style-name="T21">XYZ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neding terminal, enable [Settings... &gt; Advanced... &gt; Space &gt; Replace by box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B  CD</text:span></text:p>
          </table:table-cell>
          <table:table-cell table:number-columns-repeated="59"/>
        </table:table-row>
        <table:table-row table:style-name="ro16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B  C</text:span></text:p>
            <text:p><text:span text:style-name="T31">(&lt;TS&gt;)</text:span><text:span text:style-name="T32"> </text:span><text:span text:style-name="T33">AB␣␣</text:span></text:p>
            <text:p><text:span text:style-name="T31">(&lt;TS&gt;)</text:span><text:span text:style-name="T32"> </text:span><text:span text:style-name="T33">AB␣</text:span></text:p>
            <text:p><text:span text:style-name="T31">(&lt;TS&gt;)</text:span><text:span text:style-name="T32"> </text:span><text:span text:style-name="T33">A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office:value-type="string" calcext:value-type="string">
            <text:p/>
            <text:p>Test includes combination of backspace preceeded by space</text:p>
            <text:p><text:span text:style-name="T1"> (was an issue in YAT 2.4.0) (open box </text:span><text:span text:style-name="T87">␣</text:span><text:span text:style-name="T88"> inidiacted for info only)</text:span></text:p>
            <text:p/>
            <text:p>Even now, time stamp must not chang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Char]</text:p>
          </table:table-cell>
          <table:table-cell table:style-name="ce12" office:value-type="string" calcext:value-type="string">
            <text:p><text:span text:style-name="T31">(&lt;TS&gt;)</text:span><text:span text:style-name="T32"> </text:span></text:p>
          </table:table-cell>
          <table:table-cell office:value-type="string" calcext:value-type="string">
            <text:p>Ensure that separating spaces and content spaces ar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61" office:value-type="string" calcext:value-type="string">
            <text:p><text:span text:style-name="T19">(&lt;TS&gt;)</text:span><text:span text:style-name="T20"> </text:span><text:span text:style-name="T21">A B    C D</text:span></text:p>
          </table:table-cell>
          <table:table-cell office:value-type="string" calcext:value-type="string">
            <text:p>Still same time stamp</text:p>
          </table:table-cell>
          <table:table-cell table:number-columns-repeated="58"/>
        </table:table-row>
        <table:table-row table:style-name="ro16">
          <table:table-cell table:number-columns-repeated="3"/>
          <table:table-cell office:value-type="string" calcext:value-type="string">
            <text:p>Send backspace 8 x</text:p>
          </table:table-cell>
          <table:table-cell table:style-name="ce62" office:value-type="string" calcext:value-type="string">
            <text:p><text:span text:style-name="T31">(&lt;TS&gt;)</text:span><text:span text:style-name="T32"> </text:span><text:span text:style-name="T33">A B    C</text:span></text:p>
            <text:p><text:span text:style-name="T31">(&lt;TS&gt;)</text:span><text:span text:style-name="T32"> </text:span><text:span text:style-name="T33">A B ␣ ␣</text:span></text:p>
            <text:p><text:span text:style-name="T31">(&lt;TS&gt;)</text:span><text:span text:style-name="T32"> </text:span><text:span text:style-name="T33">A B ␣</text:span></text:p>
            <text:p><text:span text:style-name="T31">(&lt;TS&gt;)</text:span><text:span text:style-name="T32"> </text:span><text:span text:style-name="T33">A B</text:span></text:p>
            <text:p><text:span text:style-name="T31">(&lt;TS&gt;)</text:span><text:span text:style-name="T32"> </text:span><text:span text:style-name="T33">A</text:span></text:p>
            <text:p><text:span text:style-name="T31">(&lt;TS&gt;)</text:span><text:span text:style-name="T32"> </text:span></text:p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change radix to [Hex]</text:p>
          </table:table-cell>
          <table:table-cell table:style-name="ce63" office:value-type="string" calcext:value-type="string">
            <text:p><text:span text:style-name="T31">(&lt;TS&gt;)</text:span><text:span text:style-name="T32"> </text:span><text:span text:style-name="T34">41h 42h 20h 20h 43h 44h 08h 08h 08h 08h 08h 08h 08h 08h 41h 42h 20h 20h 43h 44h</text:span><text:span text:style-name="T29"> 08h 08h 08h 08h 08h 08h 08h 08h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vert radix to [Str]</text:p>
          </table:table-cell>
          <table:table-cell table:style-name="ce66" office:value-type="string" calcext:value-type="string">
            <text:p><text:span text:style-name="T31">(&lt;TS&gt;)</text:span><text:span text:style-name="T32"> 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BS]</text:p>
            <text:p>Confim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</text:span><text:span text:style-name="T35">CD</text:span><text:span text:style-name="T36">&lt;BEL&gt;&lt;BS&gt;</text:span><text:span text:style-name="T37">XYZ</text:span></text:p>
            <text:p><text:span text:style-name="T31">(&lt;TS&gt;)</text:span><text:span text:style-name="T32"> </text:span><text:span text:style-name="T33">AB  CD</text:span><text:span text:style-name="T38">&lt;BS&gt;&lt;BS&gt;&lt;BS&gt;&lt;BS&gt;&lt;BS&gt;&lt;BS&gt;&lt;BS&gt;&lt;BS&gt;</text:span><text:span text:style-name="T39">AB  CD</text:span><text:span text:style-name="T38">&lt;BS&gt;&lt;BS&gt;&lt;BS&gt;&lt;BS&gt;&lt;BS&gt;&lt;BS&gt;&lt;BS&gt;&lt;BS&gt;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Advanced... &gt; ASCII &gt; Also r</text:span>eplace BS]</text:p>
            <text:p>Confim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29">ABC</text:span><text:span text:style-name="T30">&lt;BEL&gt;      </text:span><text:span text:style-name="T29">XYZ</text:span></text:p>
            <text:p><text:span text:style-name="T15">(&lt;TS&gt;)</text:span><text:span text:style-name="T16"> </text:span><text:span text:style-name="T29">ABCD</text:span><text:span text:style-name="T30">&lt;BEL&gt;</text:span><text:span text:style-name="T29">XYZ</text:span></text:p>
            <text:p><text:span text:style-name="T15">(&lt;TS&gt;)</text:span><text:span text:style-name="T16"> 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Send empty (EOL) </text:span>[Enter]</text:p>
          </table:table-cell>
          <table:table-cell table:style-name="ce68"/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<text:span text:style-name="T1">In receiving terminal, enable [S</text:span>how Length (Character Count)]</text:p>
          </table:table-cell>
          <table:table-cell table:style-name="ce68" office:value-type="string" calcext:value-type="string">
            <text:p><text:span text:style-name="T31">(&lt;TS&gt;)</text:span><text:span text:style-name="T32"> </text:span><text:span text:style-name="T33">ABC</text:span><text:span text:style-name="T38">&lt;BEL&gt;</text:span><text:span text:style-name="T35">     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33">ABCD</text:span><text:span text:style-name="T38">&lt;BEL&gt;</text:span><text:span text:style-name="T39">XYZ</text:span><text:span text:style-name="T40"> </text:span><text:span text:style-name="T41">(8)</text:span></text:p>
            <text:p><text:span text:style-name="T31">(&lt;TS&gt;)</text:span><text:span text:style-name="T32"> </text:span><text:span text:style-name="T42"> </text:span><text:span text:style-name="T43">(0)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68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Send empty (EOL) </text:span>[Ente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5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A</text:span><text:span text:style-name="T4"> </text:span><text:span text:style-name="T44">&lt;CR&gt;</text:span><text:span text:style-name="T45"> </text:span><text:span text:style-name="T29">B</text:span><text:span text:style-name="T4"> </text:span><text:span text:style-name="T44">&lt;LF&gt;</text:span><text:span text:style-name="T45"> </text:span><text:span text:style-name="T29">C</text:span><text:span text:style-name="T4"> </text:span><text:span text:style-name="T5">(5)</text:span></text:p>
            <text:p><text:span text:style-name="T25">Separators !!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68" office:value-type="string" calcext:value-type="string">
            <text:p><text:span text:style-name="T27">(&lt;TS&gt;)</text:span><text:span text:style-name="T28"> </text:span><text:span text:style-name="T29">41h 0Dh</text:span><text:span text:style-name="T4"> </text:span><text:span text:style-name="T29">42h 0Ah</text:span><text:span text:style-name="T4"> </text:span><text:span text:style-name="T29">43h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Revert</text:span> radix to [Str]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4"> </text:span><text:span text:style-name="T5">(5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69" office:value-type="string" calcext:value-type="string">
            <text:p><text:span text:style-name="T27">(&lt;TS&gt;)</text:span><text:span text:style-name="T28"> </text:span><text:span text:style-name="T29">A</text:span><text:span text:style-name="T30">&lt;CR&gt;</text:span><text:span text:style-name="T29">B</text:span><text:span text:style-name="T30">&lt;LF&gt;</text:span><text:span text:style-name="T29">C</text:span><text:span text:style-name="T30">&lt;CR&gt;&lt;LF&gt;</text:span><text:span text:style-name="T45"> </text:span><text:span text:style-name="T5">(7)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</text:span>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8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E</text:span></text:p>
            <text:p><text:span text:style-name="T46">ABCDEF</text:span></text:p>
            <text:p><text:span text:style-name="T46">ABCDEFG</text:span></text:p>
            <text:p><text:span text:style-name="T46">ABCDEFGH</text:span></text:p>
          </table:table-cell>
          <table:table-cell table:number-columns-repeated="59"/>
        </table:table-row>
        <table:table-row table:style-name="ro19">
          <table:table-cell table:number-columns-repeated="3"/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office:value-type="string" calcext:value-type="string">
            <text:p><text:span text:style-name="T46">A</text:span></text:p>
            <text:p><text:span text:style-name="T46">AB</text:span></text:p>
            <text:p><text:span text:style-name="T46">ABC</text:span></text:p>
            <text:p><text:span text:style-name="T46">ABCD</text:span></text:p>
            <text:p><text:span text:style-name="T46">ABCD</text:span></text:p>
            <text:p><text:span text:style-name="T46">E</text:span></text:p>
            <text:p><text:span text:style-name="T46">ABCD</text:span></text:p>
            <text:p><text:span text:style-name="T46">EF</text:span></text:p>
            <text:p><text:span text:style-name="T46">ABCD</text:span></text:p>
            <text:p><text:span text:style-name="T46">EFG</text:span></text:p>
            <text:p><text:span text:style-name="T46">ABCD</text:span></text:p>
            <text:p><text:span text:style-name="T46">EFGH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58"/>
        </table:table-row>
        <table:table-row table:style-name="ro1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0" office:value-type="string" calcext:value-type="string">
            <text:p><text:span text:style-name="T47">A</text:span><text:span text:style-name="T22"> </text:span><text:span text:style-name="T48">(1)</text:span></text:p>
            <text:p><text:span text:style-name="T47">AB</text:span><text:span text:style-name="T22"> </text:span><text:span text:style-name="T48">(2)</text:span></text:p>
            <text:p><text:span text:style-name="T47">ABC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ABCD</text:span><text:span text:style-name="T22"> </text:span><text:span text:style-name="T48">(4)</text:span></text:p>
            <text:p><text:span text:style-name="T47">E</text:span><text:span text:style-name="T22"> </text:span><text:span text:style-name="T48">(1)</text:span></text:p>
            <text:p><text:span text:style-name="T47">ABCD</text:span><text:span text:style-name="T22"> </text:span><text:span text:style-name="T48">(4)</text:span></text:p>
            <text:p><text:span text:style-name="T47">EF</text:span><text:span text:style-name="T22"> </text:span><text:span text:style-name="T48">(2)</text:span></text:p>
            <text:p><text:span text:style-name="T47">ABCD</text:span><text:span text:style-name="T22"> </text:span><text:span text:style-name="T48">(4)</text:span></text:p>
            <text:p><text:span text:style-name="T47">EFG</text:span><text:span text:style-name="T22"> </text:span><text:span text:style-name="T48">(3)</text:span></text:p>
            <text:p><text:span text:style-name="T47">ABCD</text:span><text:span text:style-name="T22"> </text:span><text:span text:style-name="T48">(4)</text:span></text:p>
            <text:p><text:span text:style-name="T47">EFGH</text:span><text:span text:style-name="T22"> </text:span><text:span text:style-name="T48">(4)</text:span></text:p>
          </table:table-cell>
          <table:table-cell office:value-type="string" calcext:value-type="string">
            <text:p/>
            <text:p/>
            <text:p><text:span text:style-name="T1">Empty lines with EOL chars only must not be shown, i.e. no </text:span><text:span text:style-name="T76">(0)</text:span></text:p>
          </table:table-cell>
          <table:table-cell table:number-columns-repeated="58"/>
        </table:table-row>
        <table:table-row table:style-name="ro2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11">&lt;CR&gt;&lt;LF&gt;</text:span><text:span text:style-name="T45"> </text:span><text:span text:style-name="T5">(4)</text:span></text:p>
            <text:p><text:span text:style-name="T46">ABC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  <text:p><text:span text:style-name="T46">ABCD</text:span><text:span text:style-name="T4"> </text:span><text:span text:style-name="T5">(4)</text:span></text:p>
            <text:p><text:span text:style-name="T46">E</text:span><text:span text:style-name="T11">&lt;CR&gt;&lt;LF&gt;</text:span><text:span text:style-name="T45"> </text:span><text:span text:style-name="T5">(3)</text:span></text:p>
            <text:p><text:span text:style-name="T46">ABCD</text:span><text:span text:style-name="T4"> </text:span><text:span text:style-name="T5">(4)</text:span></text:p>
            <text:p><text:span text:style-name="T46">EF</text:span><text:span text:style-name="T11">&lt;CR&gt;&lt;LF&gt;</text:span><text:span text:style-name="T45"> </text:span><text:span text:style-name="T5">(4)</text:span></text:p>
            <text:p><text:span text:style-name="T46">ABCD</text:span><text:span text:style-name="T4"> </text:span><text:span text:style-name="T5">(4)</text:span></text:p>
            <text:p><text:span text:style-name="T46">EFG</text:span><text:span text:style-name="T11">&lt;CR&gt;</text:span><text:span text:style-name="T45"> </text:span><text:span text:style-name="T5">(4)</text:span></text:p>
            <text:p><text:span text:style-name="T13">&lt;LF&gt;</text:span><text:span text:style-name="T7"> </text:span><text:span text:style-name="T8">(1)</text:span></text:p>
            <text:p><text:span text:style-name="T46">ABCD</text:span><text:span text:style-name="T4"> </text:span><text:span text:style-name="T5">(4)</text:span></text:p>
            <text:p><text:span text:style-name="T46">EFGH</text:span><text:span text:style-name="T4"> </text:span><text:span text:style-name="T5">(4)</text:span></text:p>
            <text:p><text:span text:style-name="T13">&lt;CR&gt;&lt;LF&gt;</text:span><text:span text:style-name="T7"> </text:span><text:span text:style-name="T8">(2)</text:span></text:p>
          </table:table-cell>
          <table:table-cell office:value-type="string" calcext:value-type="string">
            <text:p/>
            <text:p/>
            <text:p>Empty lines with EOL chars only must be shown now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Typically complete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partial line a few times</text:p>
          </table:table-cell>
          <table:table-cell office:value-type="string" calcext:value-type="string">
            <text:p>Separate line for each chun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office:value-type="string" calcext:value-type="string">
            <text:p>Partial line becomes a single l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In receiving terminal, disable [Show *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-out of]</text:p>
            <text:p>Confirm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71" office:value-type="string" calcext:value-type="string">
            <text:p>A</text:p>
            <text:p>AB</text:p>
            <text:p>ABC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4"> </text:span><text:span text:style-name="T5">(3)</text:span></text:p>
          </table:table-cell>
          <table:table-cell table:number-columns-repeated="59"/>
        </table:table-row>
        <table:table-row table:style-name="ro17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</table:table-cell>
          <table:table-cell table:number-columns-repeated="59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71" office:value-type="string" calcext:value-type="string">
            <text:p><text:span text:style-name="T46">A</text:span><text:span text:style-name="T11">&lt;CR&gt;&lt;LF&gt;</text:span><text:span text:style-name="T45"> </text:span><text:span text:style-name="T5">(3)</text:span></text:p>
            <text:p><text:span text:style-name="T46">AB</text:span><text:span text:style-name="T4"> </text:span><text:span text:style-name="T5">(2)</text:span></text:p>
            <text:p><text:span text:style-name="T46">ABC</text:span><text:span text:style-name="T11">&lt;CR&gt;&lt;LF&gt;</text:span><text:span text:style-name="T45"> </text:span><text:span text:style-name="T5">(5)</text:span></text:p>
            <text:p><text:span text:style-name="T46">ABCD</text:span><text:span text:style-name="T4"> </text:span><text:span text:style-name="T5">(4)</text:span></text:p>
          </table:table-cell>
          <table:table-cell office:value-type="string" calcext:value-type="string">
            <text:p/>
            <text:p/>
            <text:p><text:span text:style-name="T15">(4) </text:span>has to be appended after time-out of 500 ms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disable [Show EOL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71" office:value-type="string" calcext:value-type="string">
            <text:p><text:span text:style-name="T46">A</text:span><text:span text:style-name="T4"> </text:span><text:span text:style-name="T5">(1)</text:span></text:p>
            <text:p><text:span text:style-name="T13">&lt;CR&gt;</text:span><text:span text:style-name="T10">B</text:span><text:span text:style-name="T4"> </text:span><text:span text:style-name="T5">(2)</text:span></text:p>
          </table:table-cell>
          <table:table-cell office:value-type="string" calcext:value-type="string">
            <text:p><text:span text:style-name="T89">&lt;CR&gt;</text:span> can only be determined as non-EOL on next character,</text:p>
            <text:p>thus it is prepended to the next line. Not perfect, but good enough.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69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-out o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In receiving terminal, disable all [Show...]</text:p>
            <text:p>                                       Enable [Show EOL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1" office:value-type="string" calcext:value-type="string">
            <text:p><text:span text:style-name="T49">@</text:span><text:span text:style-name="T50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2" office:value-type="string" calcext:value-type="string">
            <text:p>&lt;EOT&gt;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2" office:value-type="string" calcext:value-type="string">
            <text:p>&lt;CR&gt;&lt;LF&gt;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73" office:value-type="string" calcext:value-type="string">
            <text:p><text:span text:style-name="T46">\h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73" office:value-type="string" calcext:value-type="string">
            <text:p><text:span text:style-name="T46">\h(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74" office:value-type="string" calcext:value-type="string">
            <text:p><text:span text:style-name="T46">\h(4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74" office:value-type="string" calcext:value-type="string">
            <text:p><text:span text:style-name="T46">\h(40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74" office:value-type="string" calcext:value-type="string">
            <text:p><text:span text:style-name="T46">\h(40)</text:span><text:span text:style-name="T11">&lt;CR&gt;&lt;LF&gt;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Enable [Use Explicit Default Radi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enable [Escapes on [SendText]] again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In sending terminal, change default radix to [Hex]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 office:value-type="string" calcext:value-type="string">
            <text:p>Repeat the above sequence</text:p>
          </table:table-cell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table:style-name="ce60"/>
          <table:table-cell table:style-name="ce71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/Rate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2">A</text:span><text:span text:style-name="T4"> </text:span><text:span text:style-name="T5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</table:table-cell>
          <table:table-cell table:style-name="ce68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 </text:span><text:span text:style-name="T56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5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No empty line for hidden 0x00 !!</text:p>
            <text:p>Time stamp gets updated !!</text:p>
          </table:table-cell>
          <table:table-cell table:number-columns-repeated="5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25">An additional empty line A &gt; B must not be shown !!</text:span></text:p>
            <text:p><text:span text:style-name="T25">...because this is the pending EOL after the 0x00.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53"> </text:span><text:span text:style-name="T54">(1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A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B</text:span><text:span text:style-name="T53"> </text:span><text:span text:style-name="T54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text:span text:style-name="T56">&lt;NUL&gt;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77">(&lt;TS&gt;)</text:span><text:span text:style-name="T83"> </text:span><text:span text:style-name="T84">(&gt;&g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4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61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7">&lt;NUL&gt;</text:span><text:span text:style-name="T16"> </text:span><text:span text:style-name="T51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7">&lt;NUL&gt;&lt;NUL&gt;</text:span><text:span text:style-name="T16"> </text:span><text:span text:style-name="T51">(2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29">OK</text:span><text:span text:style-name="T4"> </text:span><text:span text:style-name="T5">(2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 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65">Time stamp gets updated !!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65">Time stamp gets updated !!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15">(&lt;TS&gt;)</text:span><text:span text:style-name="T16"> </text:span><text:span text:style-name="T51">(&lt;&l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15">(&lt;TS&gt;)</text:span><text:span text:style-name="T16"> </text:span><text:span text:style-name="T51">(&gt;&g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</table:table-cell>
          <table:table-cell table:number-columns-repeated="58"/>
        </table:table-row>
        <table:table-row table:style-name="ro2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20">  </text:span><text:span text:style-name="T59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77">(&lt;TS&gt;)</text:span><text:span text:style-name="T83"> </text:span><text:span text:style-name="T84">(&lt;&lt;)</text:span><text:span text:style-name="T83">  </text:span><text:span text:style-name="T84">(0)</text:span></text:p>
            <text:p><text:span text:style-name="T25">An already completed line cannot be removed.</text:span></text:p>
            <text:p><text:span text:style-name="T25">(Note that unidir Tx/Rx monitor removes A.)</text:span></text:p>
            <text:p><text:span text:style-name="T25">And hidden &lt;BS&gt; and pending EOL must not create a new line.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 </text:span><text:span text:style-name="T61">(0)</text:span>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OK</text:span><text:span text:style-name="T66"> </text:span><text:span text:style-name="T67">(2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text:span text:style-name="T40"> </text:span><text:span text:style-name="T41">(1)</text:span></text:p>
            <text:p><text:span text:style-name="T15">(&lt;TS&gt;)</text:span><text:span text:style-name="T16"> </text:span><text:span text:style-name="T51">(&lt;&lt;)</text:span><text:span text:style-name="T16">  </text:span><text:span text:style-name="T51">(0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OK</text:span><text:span text:style-name="T53"> </text:span><text:span text:style-name="T54">(2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TimeStamp</text:p>
          </table:table-cell>
          <table:table-cell office:value-type="string" calcext:value-type="string">
            <text:p>A &gt; B</text:p>
          </table:table-cell>
          <table:table-cell office:value-type="string" calcext:value-type="string">
            <text:p>A\!(Delay(2000)) [Enter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TS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TS)</text:span><text:span text:style-name="T7"> </text:span><text:span text:style-name="T8">(&lt;&lt;)</text:span><text:span text:style-name="T7"> </text:span><text:span text:style-name="T52">B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22">
          <table:table-cell table:number-columns-repeated="3"/>
          <table:table-cell office:value-type="string" calcext:value-type="string">
            <text:p>In both terminals, enable [Show EOL]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A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72">&lt;CR&gt;&lt;LF&gt;</text:span><text:span text:style-name="T7"> </text:span><text:span text:style-name="T8">(2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A</text:span><text:span text:style-name="T4"> </text:span><text:span text:style-name="T5">(1)</text:span></text:p>
            <text:p><text:span text:style-name="T71">(&lt;TS&gt;</text:span><text:span text:style-name="T7">) </text:span><text:span text:style-name="T8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90">&lt;CR&gt;&lt;LF&gt;</text:span><text:span text:style-name="T7"> </text:span><text:span text:style-name="T8">(2)</text:span></text:p>
            <text:p><text:span text:style-name="T25">First two TimeStamps must remain.</text:span></text:p>
            <text:p><text:span text:style-name="T25">Third TimeStamp must be higher than others.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\!(Delay(2000))A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30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74">&lt;CR&gt;&lt;LF&gt;</text:span><text:span text:style-name="T45"> </text:span><text:span text:style-name="T5">(3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74">&lt;CR&gt;&lt;LF&gt;</text:span><text:span text:style-name="T45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30">&lt;CR&gt;&lt;LF&gt;</text:span><text:span text:style-name="T45"> </text:span><text:span text:style-name="T5">(3)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both terminals, disable [Show EOL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text:span text:style-name="T28"> </text:span><text:span text:style-name="T56">&lt;NUL&gt;</text:span><text:span text:style-name="T28"> </text:span><text:span text:style-name="T70">(1)</text:span></text:p>
            <text:p><text:span text:style-name="T27">(</text:span><text:span text:style-name="T73">&lt;TS&gt;</text:span><text:span text:style-name="T27">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A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A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C3\!(Delay(2000))\0x84 [Enter]</text:p>
          </table:table-cell>
          <table:table-cell table:style-name="ce80" office:value-type="string" calcext:value-type="string">
            <text:p><text:span text:style-name="T27">(</text:span><text:span text:style-name="T73">&lt;TS&gt;</text:span><text:span text:style-name="T27">)</text:span><text:span text:style-name="T28"> </text:span><text:span text:style-name="T70">(&lt;&lt;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gt;&gt;)</text:span></text:p>
          </table:table-cell>
          <table:table-cell table:number-columns-repeated="5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within less than 2000 ms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  <text:p><text:span text:style-name="T25">Direction must change, i.e. match resulting show characters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  <text:p><text:span text:style-name="T25">TimeStamp of Ä must be higher than B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80"/>
          <table:table-cell table:style-name="ce70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show unidir Tx/Rx panels</text:p>
          </table:table-cell>
          <table:table-cell office:value-type="string" calcext:value-type="string">
            <text:p>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receiving terminal, disable [Settings... &gt; Advanced &gt; ...when direction changes]</text:p>
            <text:p>Confirm</text:p>
          </table:table-cell>
          <table:table-cell table:style-name="ce80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B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Ä</text:span><text:span text:style-name="T4"> </text:span><text:span text:style-name="T5">(1)</text:span></text:p>
          </table:table-cell>
          <table:table-cell table:style-name="ce70" office:value-type="string" calcext:value-type="string">
            <text:p><text:span text:style-name="T27">(&lt;TS&gt;)</text:span><text:span text:style-name="T28"> </text:span><text:span text:style-name="T70">(&lt;&lt;)</text:span><text:span text:style-name="T28"> </text:span><text:span text:style-name="T52">B</text:span><text:span text:style-name="T4"> </text:span><text:span text:style-name="T5">(1)</text:span></text:p>
            <text:p><text:span text:style-name="T71">(&lt;TS&gt;)</text:span><text:span text:style-name="T7"> </text:span><text:span text:style-name="T8">(&gt;&gt;)</text:span><text:span text:style-name="T7"> </text:span><text:span text:style-name="T29">Ä</text:span><text:span text:style-name="T4"> </text:span><text:span text:style-name="T5">(1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75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61" office:value-type="string" calcext:value-type="string"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</text:span></text:p>
          </table:table-cell>
          <table:table-cell table:number-columns-repeated="5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/text:p>
            <text:p><text:span text:style-name="T25">Direction must be replaced !!</text:span></text:p>
          </table:table-cell>
          <table:table-cell table:number-columns-repeated="5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/text:p>
          </table:table-cell>
          <table:table-cell table:number-columns-repeated="5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 at least 500 ms later (glue time-out)</text:p>
          </table:table-cell>
          <table:table-cell table:style-name="ce8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A</text:span><text:span text:style-name="T68"> </text:span><text:span text:style-name="T69">(1)</text:span></text:p>
            <text:p><text:span text:style-name="T15">(&lt;TS&gt;</text:span><text:span text:style-name="T58">)</text:span><text:span text:style-name="T42"> </text:span><text:span text:style-name="T43">(&gt;&gt;)</text:span><text:span text:style-name="T60"> </text:span><text:span text:style-name="T75">B</text:span><text:span text:style-name="T66"> </text:span><text:span text:style-name="T67">(1)</text:span></text:p>
          </table:table-cell>
          <table:table-cell table:style-name="ce70" office:value-type="string" calcext:value-type="string">
            <text:p><text:span text:style-name="T15">(&lt;TS&gt;</text:span><text:span text:style-name="T58">)</text:span><text:span text:style-name="T62"> </text:span><text:span text:style-name="T63">(&lt;&gt;)</text:span><text:span text:style-name="T64"> </text:span><text:span text:style-name="T39">A</text:span><text:span text:style-name="T91">B</text:span><text:span text:style-name="T92">A</text:span><text:span text:style-name="T91">B</text:span><text:span text:style-name="T68"> </text:span><text:span text:style-name="T69">(4)</text:span></text:p>
          </table:table-cell>
          <table:table-cell table:number-columns-repeated="58"/>
        </table:table-row>
        <table:table-row table:style-name="ro26">
          <table:table-cell table:number-columns-repeated="5"/>
          <table:table-cell office:value-type="string" calcext:value-type="string">
            <text:p>Unidir Tx/Rx panels must show...</text:p>
            <text:p><text:span text:style-name="T15">(&lt;TS&gt;</text:span><text:span text:style-name="T58">)</text:span><text:span text:style-name="T62"> </text:span><text:span text:style-name="T63">(&lt;&lt;)</text:span><text:span text:style-name="T64"> </text:span><text:span text:style-name="T93">BB</text:span><text:span text:style-name="T68"> </text:span><text:span text:style-name="T69">(2)</text:span></text:p>
            <text:p>...and:</text:p>
            <text:p><text:span text:style-name="T15">(&lt;TS&gt;</text:span><text:span text:style-name="T58">)</text:span><text:span text:style-name="T62"> </text:span><text:span text:style-name="T63">(&gt;&gt;)</text:span><text:span text:style-name="T64"> </text:span><text:span text:style-name="T39">AA</text:span></text:p>
            <text:p><text:span text:style-name="T25">Rx has not received EOL yet !!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Disable [Settings... &gt; Advanced &gt; ...when direction changes]</text:span></text:p>
            <text:p><text:span text:style-name="T1">Disable [Settings... &gt; Advanced &gt; Reduce line breaks...]</text:span>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Enable [Show Direction]</text:p>
            <text:p>Enable [Show EOL]</text:p>
            <text:p><text:span text:style-name="T1">Enable [Show Count/Rate]</text:span>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Send:</text:p>
            <text:p>ABCDEFGHIJKLMNOPQRSTUVWXYZ\!(LineRepeat(100)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76">(&lt;&gt;)</text:span></text:p>
            <text:p>No duplicated or missing parts, i.e. always A-Z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14">binary</text:span> AutoSockets interconnected to each other:</text:p>
            <text:p><text:span text:style-name="T1">  A: Defaults + Show (Time Stamp + Direction + Length) + Show Count/Rate</text:span></text:p>
            <text:p><text:span text:style-name="T1">  B: Hide 0x00 + Show (Time Stamp + Direction + Length) + Show Count/Rate</text:span>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70" office:value-type="string" calcext:value-type="string"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81">44h</text:span><text:span text:style-name="T22"> </text:span><text:span text:style-name="T81">45h</text:span><text:span text:style-name="T22"> </text:span><text:span text:style-name="T81">46h</text:span><text:span text:style-name="T22"> </text:span><text:span text:style-name="T48">(6)</text:span></text:p>
          </table:table-cell>
          <table:table-cell table:style-name="ce70" office:value-type="string" calcext:value-type="string"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48">(6)</text:span></text:p>
          </table:table-cell>
          <table:table-cell table:number-columns-repeated="58"/>
        </table:table-row>
        <table:table-row table:style-name="ro14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5">44h</text:span><text:span text:style-name="T53"> </text:span><text:span text:style-name="T55">45h</text:span><text:span text:style-name="T53"> </text:span><text:span text:style-name="T55">46h</text:span><text:span text:style-name="T53"> </text:span><text:span text:style-name="T54">(6)</text:span></text:p>
            <text:p><text:span text:style-name="T19">(&lt;TS&gt;)</text:span><text:span text:style-name="T20"> </text:span><text:span text:style-name="T59">(&lt;&lt;)</text:span><text:span text:style-name="T20"> </text:span><text:span text:style-name="T81">41h</text:span><text:span text:style-name="T22"> </text:span><text:span text:style-name="T48">(1)</text:span></text:p>
            <text:p><text:span text:style-name="T77">(&lt;TS&gt;</text:span><text:span text:style-name="T78">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9">(&lt;TS&gt;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48">(1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5)</text:span></text:p>
            <text:p><text:span text:style-name="T25">Or different, depending on chunking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7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In receiving terminal, enable [Settings... &gt; Text... &gt; Break lines after 4 lines]</text:p>
          </table:table-cell>
          <table:table-cell/>
          <table:table-cell table:style-name="ce61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5">(2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5">(1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8h</text:span><text:span text:style-name="T4"> </text:span><text:span text:style-name="T5">(3)</text:span></text:p>
            <text:p><text:span text:style-name="T25">Chunk and lenght line break are active now.</text:span></text:p>
          </table:table-cell>
          <table:table-cell table:number-columns-repeated="58"/>
        </table:table-row>
        <table:table-row table:style-name="ro28">
          <table:table-cell table:number-columns-repeated="3"/>
          <table:table-cell office:value-type="string" calcext:value-type="string">
            <text:p>In receiving terminal, disable [Settings... &gt; Text... &gt; Break lines on every chunk]</text:p>
          </table:table-cell>
          <table:table-cell/>
          <table:table-cell table:style-name="ce61" office:value-type="string" calcext:value-type="string">
            <text:p><text:span text:style-name="T31">(</text:span><text:span text:style-name="T71">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5h</text:span><text:span text:style-name="T4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41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6h</text:span><text:span text:style-name="T4"> </text:span><text:span text:style-name="T29">47h</text:span><text:span text:style-name="T4"> </text:span><text:span text:style-name="T29">41h</text:span><text:span text:style-name="T4"> </text:span><text:span text:style-name="T29">42h</text:span><text:span text:style-name="T4"> </text:span><text:span text:style-name="T5">(4)</text:span></text:p>
            <text:p><text:span text:style-name="T31">(</text:span><text:span text:style-name="T71">&lt;TS&gt;)</text:span><text:span text:style-name="T7"> </text:span><text:span text:style-name="T8">(&gt;&gt;)</text:span><text:span text:style-name="T7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4)</text:span></text:p>
            <text:p><text:span text:style-name="T71">(&lt;TS&gt;)</text:span><text:span text:style-name="T7"> </text:span><text:span text:style-name="T8">(&gt;&gt;)</text:span><text:span text:style-name="T7"> </text:span><text:span text:style-name="T29">47h</text:span><text:span text:style-name="T4"> </text:span><text:span text:style-name="T29">48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61"/>
          <table:table-cell table:number-columns-repeated="58"/>
        </table:table-row>
        <table:table-row table:style-name="ro3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4 lines]</text:span></text:p>
            <text:p><text:span text:style-name="T1">In receiving terminal, enable [Settings... &gt; Text... &gt; Break lines after time-out of]</text:span></text:p>
            <text:p>Confirm</text:p>
          </table:table-cell>
          <table:table-cell/>
          <table:table-cell table:style-name="ce70"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44h</text:span><text:span text:style-name="T53"> </text:span><text:span text:style-name="T17">45h</text:span><text:span text:style-name="T53"> </text:span><text:span text:style-name="T17">46h</text:span><text:span text:style-name="T53"> </text:span><text:span text:style-name="T54">(6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21">42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... </text:span><text:span text:style-name="T48">(36)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4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70" office:value-type="string" calcext:value-type="string">
            <text:p><text:span text:style-name="T82">[Error: EOL keyword is not supported for binary terminals!]</text:span></text:p>
            <text:p><text:span text:style-name="T77">(&lt;TS&gt;)</text:span><text:span text:style-name="T83"> </text:span><text:span text:style-name="T84">(&lt;&lt;)</text:span><text:span text:style-name="T83"> </text:span><text:span text:style-name="T85">41h</text:span><text:span text:style-name="T86"> </text:span><text:span text:style-name="T81">41h</text:span><text:span text:style-name="T22"> </text:span><text:span text:style-name="T81">42h</text:span><text:span text:style-name="T22"> </text:span><text:span text:style-name="T48">(3)</text:span></text:p>
            <text:p><text:span text:style-name="T77">(&lt;TS&gt;)</text:span><text:span text:style-name="T79"> </text:span><text:span text:style-name="T80">(&lt;&lt;)</text:span><text:span text:style-name="T79"> </text:span><text:span text:style-name="T81">41h</text:span><text:span text:style-name="T22"> </text:span><text:span text:style-name="T81">42h</text:span><text:span text:style-name="T22"> </text:span><text:span text:style-name="T81">43h</text:span><text:span text:style-name="T22"> </text:span><text:span text:style-name="T48">(3)</text:span></text:p>
            <text:p><text:span text:style-name="T25">Note bugs #211 and #352 regarding suboptiomal position.</text:span></text:p>
          </table:table-cell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1h</text:span><text:span text:style-name="T4"> </text:span><text:span text:style-name="T29">42h</text:span><text:span text:style-name="T4"> </text:span><text:span text:style-name="T5">(3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9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82">[Error: EOL keyword is not supported for binary terminals!]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1h</text:span><text:span text:style-name="T53"> </text:span><text:span text:style-name="T55">42h</text:span><text:span text:style-name="T53"> </text:span><text:span text:style-name="T54">(3)</text:span></text:p>
            <text:p><text:span text:style-name="T15">(&lt;TS&gt;)</text:span><text:span text:style-name="T16"> </text:span><text:span text:style-name="T51">(&lt;&lt;)</text:span><text:span text:style-name="T16"> </text:span><text:span text:style-name="T55">41h</text:span><text:span text:style-name="T53"> </text:span><text:span text:style-name="T55">42h</text:span><text:span text:style-name="T53"> </text:span><text:span text:style-name="T55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lt;&lt;)</text:span><text:span text:style-name="T28"> </text:span><text:span text:style-name="T52">41h</text:span><text:span text:style-name="T4"> </text:span><text:span text:style-name="T5">(1)</text:span></text:p>
            <text:p><text:span text:style-name="T15">(&lt;TS&gt;</text:span><text:span text:style-name="T71">)</text:span><text:span text:style-name="T7"> </text:span><text:span text:style-name="T8">(&lt;&lt;)</text:span><text:span text:style-name="T7"> </text:span><text:span text:style-name="T52">42h</text:span><text:span text:style-name="T4"> </text:span><text:span text:style-name="T5">(1)</text:span></text:p>
            <text:p><text:span text:style-name="T71">(&lt;TS&gt;)</text:span><text:span text:style-name="T7"> </text:span><text:span text:style-name="T8">(&lt;&lt;)</text:span><text:span text:style-name="T7"> </text:span><text:span text:style-name="T52">41h</text:span><text:span text:style-name="T4"> </text:span><text:span text:style-name="T52">42h</text:span><text:span text:style-name="T4"> </text:span><text:span text:style-name="T52">43h</text:span><text:span text:style-name="T4"> </text:span><text:span text:style-name="T5">(3)</text:span></text:p>
          </table:table-cell>
          <table:table-cell office:value-type="string" calcext:value-type="string"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1h</text:span><text:span text:style-name="T53"> </text:span><text:span text:style-name="T17">42h</text:span><text:span text:style-name="T53"> </text:span><text:span text:style-name="T54">(3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54">(3)</text:span></text:p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5">(2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5">(3)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-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1h</text:span><text:span text:style-name="T86"> </text:span><text:span text:style-name="T94">42h</text:span><text:span text:style-name="T86"> </text:span><text:span text:style-name="T95">(3)</text:span></text:p>
            <text:p><text:span text:style-name="T77">(&lt;TS&gt;)</text:span><text:span text:style-name="T83"> </text:span><text:span text:style-name="T84">(&gt;&gt;)</text:span><text:span text:style-name="T83"> </text:span><text:span text:style-name="T94">41h</text:span><text:span text:style-name="T86"> </text:span><text:span text:style-name="T94">42h</text:span><text:span text:style-name="T86"> </text:span><text:span text:style-name="T94">43h</text:span><text:span text:style-name="T86"> </text:span><text:span text:style-name="T21">41h</text:span><text:span text:style-name="T22"> </text:span><text:span text:style-name="T21">42h</text:span><text:span text:style-name="T22"> </text:span><text:span text:style-name="T48">(5)</text:span></text:p>
            <text:p><text:span text:style-name="T78">(&lt;TS&gt;)</text:span><text:span text:style-name="T79"> </text:span><text:span text:style-name="T80">(&gt;&gt;)</text:span><text:span text:style-name="T79"> </text:span><text:span text:style-name="T21">41h</text:span><text:span text:style-name="T22"> </text:span><text:span text:style-name="T21">42h</text:span><text:span text:style-name="T22"> </text:span><text:span text:style-name="T21">43h</text:span></text:p>
          </table:table-cell>
          <table:table-cell table:number-columns-repeated="58"/>
        </table:table-row>
        <table:table-row table:style-name="ro1">
          <table:table-cell table:number-columns-repeated="5"/>
          <table:table-cell table:style-name="ce70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/>
          <table:table-cell table:style-name="ce70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87"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71">(&lt;TS&gt;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/text:p>
          </table:table-cell>
          <table:table-cell table:number-columns-repeated="58"/>
        </table:table-row>
        <table:table-row table:style-name="ro29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27">(&lt;TS&gt;)</text:span><text:span text:style-name="T28"> </text:span><text:span text:style-name="T70">(&gt;&gt;)</text:span><text:span text:style-name="T28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5">(6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44h</text:span><text:span text:style-name="T4"> </text:span><text:span text:style-name="T29">45h</text:span><text:span text:style-name="T4"> </text:span><text:span text:style-name="T29">46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29">31h</text:span><text:span text:style-name="T4"> </text:span><text:span text:style-name="T29">32h</text:span><text:span text:style-name="T4"> </text:span><text:span text:style-name="T29">33h</text:span><text:span text:style-name="T4"> </text:span><text:span text:style-name="T5">(9)</text:span></text:p>
            <text:p><text:span text:style-name="T15">(&lt;TS&gt;)</text:span><text:span text:style-name="T16"> </text:span><text:span text:style-name="T51">(&gt;&gt;)</text:span><text:span text:style-name="T16"> </text:span><text:span text:style-name="T17">41h</text:span><text:span text:style-name="T53"> </text:span><text:span text:style-name="T17">42h</text:span><text:span text:style-name="T53"> </text:span><text:span text:style-name="T17">43h</text:span><text:span text:style-name="T53"> </text:span><text:span text:style-name="T17">31h</text:span><text:span text:style-name="T53"> </text:span><text:span text:style-name="T17">32h</text:span><text:span text:style-name="T53"> </text:span><text:span text:style-name="T17">33h</text:span><text:span text:style-name="T53"> </text:span><text:span text:style-name="T17">41h</text:span><text:span text:style-name="T53"> </text:span><text:span text:style-name="T29">42h</text:span><text:span text:style-name="T4"> </text:span><text:span text:style-name="T5">(8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41h</text:span><text:span text:style-name="T4"> </text:span><text:span text:style-name="T29">42h</text:span><text:span text:style-name="T4"> </text:span><text:span text:style-name="T29">43h</text:span></text:p>
            <text:p><text:span text:style-name="T25">Note that </text:span><text:span text:style-name="T96">41h</text:span><text:span text:style-name="T97"> </text:span><text:span text:style-name="T98">42h</text:span><text:span text:style-name="T97"> </text:span><text:span text:style-name="T99">(8)</text:span><text:span text:style-name="T100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41h</text:span><text:span text:style-name="T22"> </text:span><text:span text:style-name="T21">42h</text:span><text:span text:style-name="T22"> </text:span><text:span text:style-name="T21">43h</text:span><text:span text:style-name="T22"> </text:span><text:span text:style-name="T21">44h</text:span><text:span text:style-name="T22"> </text:span><text:span text:style-name="T21">45h</text:span><text:span text:style-name="T22"> </text:span><text:span text:style-name="T21">46h</text:span><text:span text:style-name="T22"> </text:span><text:span text:style-name="T21">31h</text:span><text:span text:style-name="T22"> </text:span><text:span text:style-name="T21">32h</text:span><text:span text:style-name="T22"> </text:span><text:span text:style-name="T21">33h ...</text:span></text:p>
            <text:p><text:span text:style-name="T25">Lenght must not be placed, as line has not yet completed.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15">(&lt;TS&gt;</text:span><text:span text:style-name="T27">)</text:span><text:span text:style-name="T28"> </text:span><text:span text:style-name="T70">(&gt;&gt;)</text:span><text:span text:style-name="T28"> </text:span><text:span text:style-name="T29">32h</text:span><text:span text:style-name="T4"> </text:span><text:span text:style-name="T29">33h</text:span><text:span text:style-name="T4"> </text:span><text:span text:style-name="T5">(2)</text:span></text:p>
            <text:p><text:span text:style-name="T15">(&lt;TS&gt;</text:span><text:span text:style-name="T71">)</text:span><text:span text:style-name="T7"> </text:span><text:span text:style-name="T8">(&gt;&gt;)</text:span><text:span text:style-name="T7"> </text:span><text:span text:style-name="T29">31h</text:span></text:p>
            <text:p><text:span text:style-name="T25">Note that &lt;NUL&gt; is currently being hidden.</text:span>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48">(2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7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70" office:value-type="string" calcext:value-type="string">
            <text:p><text:span text:style-name="T77">(&lt;TS&gt;</text:span><text:span text:style-name="T19">)</text:span><text:span text:style-name="T20"> </text:span><text:span text:style-name="T59">(&gt;&gt;)</text:span><text:span text:style-name="T20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3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text:span text:style-name="T22"> </text:span><text:span text:style-name="T21">32h</text:span><text:span text:style-name="T22"> </text:span><text:span text:style-name="T21">33h</text:span><text:span text:style-name="T22"> </text:span><text:span text:style-name="T21">00h</text:span><text:span text:style-name="T22"> </text:span><text:span text:style-name="T48">(4)</text:span></text:p>
            <text:p><text:span text:style-name="T77">(&lt;TS&gt;</text:span><text:span text:style-name="T78">)</text:span><text:span text:style-name="T79"> </text:span><text:span text:style-name="T80">(&gt;&gt;)</text:span><text:span text:style-name="T79"> </text:span><text:span text:style-name="T21">31h</text:span>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60"/>
        </table:table-row>
        <table:table-row table:style-name="ro1" table:number-rows-repeated="10483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Main" table:style-name="ta1" table:print="false">
        <table:table-column table:style-name="co9" table:default-cell-style-name="ce45"/>
        <table:table-column table:style-name="co23" table:default-cell-style-name="ce45"/>
        <table:table-column table:style-name="co24" table:default-cell-style-name="ce45"/>
        <table:table-column table:style-name="co25" table:default-cell-style-name="ce45"/>
        <table:table-column table:style-name="co26" table:default-cell-style-name="ce45"/>
        <table:table-column table:style-name="co27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les on temporary storage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/>
          <table:table-cell table:style-name="ce88" office:value-type="string" calcext:value-type="string">
            <text:p><text:span text:style-name="T1">FR #380 requests to </text:span>automate this te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Workspace &gt; Save As...]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  <text:p>File stamp of .yat files get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89" office:value-type="string" calcext:value-type="string">
            <text:p>FR #380 requests to further improve the behavior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60"/>
        </table:table-row>
        <table:table-row table:style-name="ro1" table:number-rows-repeated="6547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Model.Terminal" table:style-name="ta1" table:print="false">
        <table:table-column table:style-name="co9" table:default-cell-style-name="ce45"/>
        <table:table-column table:style-name="co28" table:default-cell-style-name="ce45"/>
        <table:table-column table:style-name="co29" table:default-cell-style-name="ce45"/>
        <table:table-column table:style-name="co30" table:default-cell-style-name="ce45"/>
        <table:table-column table:style-name="co25" table:default-cell-style-name="ce45"/>
        <table:table-column table:style-name="co31" table:default-cell-style-name="ce45"/>
        <table:table-column table:style-name="co32" table:default-cell-style-name="ce45"/>
        <table:table-column table:style-name="co7" table:number-columns-repeated="57" table:default-cell-style-name="ce45"/>
        <table:table-column table:style-name="co7" table:default-cell-style-name="Default"/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&amp; Co.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4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Common Regex Capture Patterns</text:p>
            <text:p>Recent Triggers</text:p>
          </table:table-cell>
          <table:table-cell office:value-type="string" calcext:value-type="string">
            <text:p/>
            <text:p/>
            <text:p/>
            <text:p>[Send Text] must not be listed as that is yet ""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<text:span text:style-name="T1">S</text:span>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 = "45"</text:p>
            <text:p>Leave focus</text:p>
          </table:table-cell>
          <table:table-cell table:number-columns-repeated="60"/>
        </table:table-row>
        <table:table-row table:style-name="ro4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  <text:p><text:span text:style-name="T1">Common Regex Capture Patterns</text:span>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Send Text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 45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x terminal</text:p>
          </table:table-cell>
          <table:table-cell office:value-type="string" calcext:value-type="string">
            <text:p>[Send Text]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Line containing "45" is not highlighted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action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lect trigger = [Predefined Command 1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3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trigger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Automatic action is triggered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nable [Regex] using [Alt+E] from within trigger combo box</text:p>
            <text:p>Trigger = 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Automatic action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elect trigger = Some dedicated command</text:p>
            <text:p>ABC</text:p>
          </table:table-cell>
          <table:table-cell table:number-columns-repeated="60"/>
        </table:table-row>
        <table:table-row table:style-name="ro6">
          <table:table-cell table:number-columns-repeated="2"/>
          <table:table-cell table:style-name="ce48" table:number-columns-repeated="2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Line Numbers &gt; Show Line Numbers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Direction]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Filter</text:p>
          </table:table-cell>
          <table:table-cell table:style-name="ce48"/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ABC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ABC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92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99" office:value-type="string" calcext:value-type="string">
            <text:p><text:span text:style-name="T19">(&gt;&gt;)</text:span><text:span text:style-name="T20"> </text:span><text:span text:style-name="T21">ABC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  <text:p>[Reset Count/Rate]</text:p>
            <text:p>[Clear Monitors] [Ctrl+E]</text:p>
          </table:table-cell>
          <table:table-cell/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ABC</text:span></text:p>
            <text:p><text:span text:style-name="T71">(&gt;&gt;)</text:span><text:span text:style-name="T7"> </text:span><text:span text:style-name="T29">ABC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uppress</text:p>
          </table:table-cell>
          <table:table-cell table:style-name="ce48"/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xyz</text:span>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92" office:value-type="string" calcext:value-type="string">
            <text:p><text:span text:style-name="T19">(&gt;&gt;)</text:span><text:span text:style-name="T20"> </text:span><text:span text:style-name="T21">xyz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99" office:value-type="string" calcext:value-type="string">
            <text:p><text:span text:style-name="T27">(&gt;&gt;)</text:span><text:span text:style-name="T28"> </text:span><text:span text:style-name="T29">xyz</text:span></text:p>
            <text:p><text:span text:style-name="T71">(&gt;&gt;)</text:span><text:span text:style-name="T7"> </text:span><text:span text:style-name="T29">xyz</text:span></text:p>
            <text:p><text:span text:style-name="T71">(&gt;&gt;)</text:span><text:span text:style-name="T7"> </text:span><text:span text:style-name="T29">...</text:span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all terminals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</text:p>
          </table:table-cell>
          <table:table-cell table:style-name="ce48"/>
          <table:table-cell office:value-type="string" calcext:value-type="string">
            <text:p>Start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reate and start AutoSocket connected to the MT-SICS simulatio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Show Time Stamp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Start SIR</text:p>
          </table:table-cell>
          <table:table-cell office:value-type="string" calcext:value-type="string">
            <text:p>Rates must match the rate of SIR</text:p>
            <text:p>Rates must "look nice"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Stop SIR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100" office:value-type="string" calcext:value-type="string">
            <text:p>Instructions on videos at "..\4 - Implementation\Auto Action Plot"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Count/Rate Plot</text:p>
          </table:table-cell>
          <table:table-cell office:value-type="string" calcext:value-type="string">
            <text:p>Tx terminal</text:p>
          </table:table-cell>
          <table:table-cell office:value-type="string" calcext:value-type="string">
            <text:p>Open a terminal in another instance of YAT</text:p>
          </table:table-cell>
          <table:table-cell/>
          <table:table-cell table:style-name="ce100" office:value-type="string" calcext:value-type="string">
            <text:p><text:s/>&gt; Always start video with configuration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<text:span text:style-name="T1">Open another </text:span>terminal on default port again</text:p>
          </table:table-cell>
          <table:table-cell/>
          <table:table-cell table:style-name="ce100" office:value-type="string" calcext:value-type="string">
            <text:p><text:s/>&gt; Always show time as well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[Show Count/Rate]</text:p>
          </table:table-cell>
          <table:table-cell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Trigger: [AnyLine]</text:p>
            <text:p>Action: [Plot Byte Count/Rate]</text:p>
          </table:table-cell>
          <table:table-cell/>
          <table:table-cell table:style-name="ce100" office:value-type="string" calcext:value-type="string">
            <text:p>Begin of video [Plot Byte Count&amp;Rate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</text:p>
            <text:p><text:span text:style-name="T1">ABCDEFGHIJKLMNOPQRSTUVWXYZ\!(LineRepeat(20))\!(LineInterval(100))</text:span></text:p>
          </table:table-cell>
          <table:table-cell/>
          <table:table-cell table:style-name="ce101"/>
          <table:table-cell table:number-columns-repeated="58"/>
        </table:table-row>
        <table:table-row table:style-name="ro2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end</text:p>
            <text:p><text:span text:style-name="T1">ABCDEFGHIJKLMNOPQRSTUVWXYZ\!(LineRepeat(20))\!(LineInterval(200))</text:span>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table:style-name="ce90" office:value-type="string" calcext:value-type="string">
            <text:p>"</text:p>
          </table:table-cell>
          <table:table-cell office:value-type="string" calcext:value-type="string">
            <text:p>Show legend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Wait a while, then...</text:p>
            <text:p>...[Clear] plot</text:p>
            <text:p>...[Reset Byte/Line Count/Rate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Tx terminal</text:p>
          </table:table-cell>
          <table:table-cell office:value-type="string" calcext:value-type="string">
            <text:p>Send again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Rx terminal</text:p>
          </table:table-cell>
          <table:table-cell office:value-type="string" calcext:value-type="string">
            <text:p>Deactivate automatic action <text:span text:style-name="T14">from within plot form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Options</text:p>
          </table:table-cell>
          <table:table-cell table:style-name="ce48"/>
          <table:table-cell office:value-type="string" calcext:value-type="string">
            <text:p>Trigger: ([-+]?\d+)</text:p>
          </table:table-cell>
          <table:table-cell office:value-type="string" calcext:value-type="string">
            <text:p>[Use Text] is silently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Disable [Use Text]</text:p>
          </table:table-cell>
          <table:table-cell office:value-type="string" calcext:value-type="string">
            <text:p>Single error message</text:p>
            <text:p>Trigger is focussed again</text:p>
            <text:p>Invalid part is selected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elete trigger</text:p>
          </table:table-cell>
          <table:table-cell office:value-type="string" calcext:value-type="string">
            <text:p>Trigger state is neutral again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Fill-in (\</text:p>
          </table:table-cell>
          <table:table-cell office:value-type="string" calcext:value-type="string">
            <text:p>Trigger state is invalid</text:p>
            <text:p>[Use Text] is enabl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Enable [Use Text]</text:p>
          </table:table-cell>
          <table:table-cell office:value-type="string" calcext:value-type="string">
            <text:p>Trigger state is neutral again</text:p>
            <text:p><text:span text:style-name="T1">[Use Text] is selected</text:span></text:p>
            <text:p><text:span text:style-name="T1">[Regex] is enabled</text:span></text:p>
          </table:table-cell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Enable [Regex] using [Alt+E]</text:p>
          </table:table-cell>
          <table:table-cell office:value-type="string" calcext:value-type="string">
            <text:p>Trigger state is invalid again</text:p>
            <text:p>[Regex] is selected</text:p>
          </table:table-cell>
          <table:table-cell table:style-name="ce99"/>
          <table:table-cell table:number-columns-repeated="58"/>
        </table:table-row>
        <table:table-row table:style-name="ro3">
          <table:table-cell table:number-columns-repeated="2"/>
          <table:table-cell table:style-name="ce48" table:number-columns-repeated="2"/>
          <table:table-cell office:value-type="string" calcext:value-type="string">
            <text:p>Trigger: Complete with d+)</text:p>
          </table:table-cell>
          <table:table-cell office:value-type="string" calcext:value-type="string">
            <text:p>Trigger state is neutral again</text:p>
            <text:p><text:span text:style-name="T1">[Use Text] is enabled and selected</text:span></text:p>
            <text:p><text:span text:style-name="T1">[Regex] is enabled and selected</text:span>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2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Trigger: ([-+]?(?:\d+(?:\.\d*)?|\.\d+))</text:p>
            <text:p>Action: [Line Chart]</text:p>
          </table:table-cell>
          <table:table-cell/>
          <table:table-cell table:style-name="ce100" office:value-type="string" calcext:value-type="string">
            <text:p><text:span text:style-name="T1">Begin of video [Line Char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En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 again</text:p>
          </table:table-cell>
          <table:table-cell office:value-type="string" calcext:value-type="string">
            <text:p>Ensure that capture only happens in content, not meta data</text:p>
          </table:table-cell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Disable [Show Time Stamp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 Time Stamp</text:p>
          </table:table-cell>
          <table:table-cell table:style-name="ce48"/>
          <table:table-cell office:value-type="string" calcext:value-type="string">
            <text:p>Action: [Line Chart (X = Time Stamp)]</text:p>
          </table:table-cell>
          <table:table-cell/>
          <table:table-cell table:style-name="ce100" office:value-type="string" calcext:value-type="string">
            <text:p><text:span text:style-name="T1">Begin of video [Line Chart (X = Time Stamp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2"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office:value-type="string" calcext:value-type="string">
            <text:p>Histogram</text:p>
          </table:table-cell>
          <table:table-cell table:style-name="ce48"/>
          <table:table-cell office:value-type="string" calcext:value-type="string">
            <text:p>Action: [Histogram (Horizontal)]</text:p>
          </table:table-cell>
          <table:table-cell/>
          <table:table-cell table:style-name="ce100" office:value-type="string" calcext:value-type="string">
            <text:p><text:span text:style-name="T1">Begin of video [Histogram (Horizont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Action: [Histogram (Vertical)]</text:p>
          </table:table-cell>
          <table:table-cell/>
          <table:table-cell table:style-name="ce100" office:value-type="string" calcext:value-type="string">
            <text:p><text:span text:style-name="T1">Begin of video [Histogram (Vertical)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Scatter Plot</text:p>
          </table:table-cell>
          <table:table-cell table:style-name="ce48"/>
          <table:table-cell office:value-type="string" calcext:value-type="string">
            <text:p>Action: [Scatter Plot]</text:p>
          </table:table-cell>
          <table:table-cell/>
          <table:table-cell table:style-name="ce100" office:value-type="string" calcext:value-type="string">
            <text:p><text:span text:style-name="T1">Begin of video [Scatter Plot</text:span>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onfigure [SignalGeneration] script to ADJECENT_RANDOM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Run [SignalGeneration] script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Open terminal on default port again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Open another terminal in another instance of YAT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<text:span text:style-name="T1">[Show Count/Rate]</text:span> in both terminals</text:p>
          </table:table-cell>
          <table:table-cell/>
          <table:table-cell table:style-name="ce100" office:value-type="string" calcext:value-type="string">
            <text:p>Begin of video [Line Chart with enormous data]</text:p>
          </table:table-cell>
          <table:table-cell table:number-columns-repeated="58"/>
        </table:table-row>
        <table:table-row table:style-name="ro2">
          <table:table-cell table:number-columns-repeated="2"/>
          <table:table-cell table:style-name="ce48" table:number-columns-repeated="2"/>
          <table:table-cell office:value-type="string" calcext:value-type="string">
            <text:p>Trigger: ([-+]?\d+)</text:p>
            <text:p>Action: [Line Chart]</text:p>
          </table:table-cell>
          <table:table-cell/>
          <table:table-cell table:style-name="ce101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6-IntegersEnormous.txt]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[Terminal &gt; Break] after a while</text:p>
          </table:table-cell>
          <table:table-cell/>
          <table:table-cell table:style-name="ce100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0">
          <table:table-cell table:number-columns-repeated="2"/>
          <table:table-cell table:style-name="ce48" office:value-type="string" calcext:value-type="string">
            <text:p>Line Chart Time</text:p>
          </table:table-cell>
          <table:table-cell table:style-name="ce48"/>
          <table:table-cell office:value-type="string" calcext:value-type="string">
            <text:p><text:span text:style-name="T102">Action: [Line Chart (X = Time)]</text:span></text:p>
            <text:p/>
            <text:p><text:span text:style-name="T102">Trigger:</text:span></text:p>
            <text:p><text:span text:style-name="T103">(</text:span><text:span text:style-name="T102">(?:(?:19|20)\d\d-(?:0[1-9]|1[012])-(?:0[1-9]|[12]\d|3[01]))</text:span><text:span text:style-name="T104">T</text:span><text:span text:style-name="T105">(?:(?:[01]\d|2[0-3]):[0-5]\d:[0-5]\d)</text:span><text:span text:style-name="T106">)</text:span><text:span text:style-name="T105">\s+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103">(</text:span><text:span text:style-name="T105">(?:(?:19|20)\d\d-(?:0[1-9]|1[012])-(?:0[1-9]|[12]\d|3[01]))</text:span><text:span text:style-name="T104">T</text:span><text:span text:style-name="T105">(?:(?:[01]\d|2[0-3]):[0-5]\d:[0-5]\d)</text:span><text:span text:style-name="T106">)</text:span></text:p>
            <text:p><text:span text:style-name="T107">                                                                                                                                                                 </text:span><text:span text:style-name="T108">\s+([-+]?(?:\d+(?:\.\d*)?|\.\d+)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5-CombinedTime.txt]</text:p>
          </table:table-cell>
          <table:table-cell/>
          <table:table-cell table:style-name="ce99"/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31">
          <table:table-cell table:number-columns-repeated="2"/>
          <table:table-cell table:style-name="ce48" office:value-type="string" calcext:value-type="string">
            <text:p>Line Chart</text:p>
          </table:table-cell>
          <table:table-cell table:style-name="ce48"/>
          <table:table-cell office:value-type="string" calcext:value-type="string">
            <text:p><text:span text:style-name="T102">Action: [Line Chart]</text:span></text:p>
            <text:p/>
            <text:p><text:span text:style-name="T102">Trigger:</text:span></text:p>
            <text:p><text:span text:style-name="T1">([-+]?(?:\d+(?:\.\d*)?|\.\d+))\s+([-+]?\d+)\s+([-+]?\d+)\s+([A-Z]{1})\s+</text:span>([A-Za-z]{3})</text:p>
            <text:p/>
            <text:p><text:span text:style-name="T65">Trigger in use is a modified combination of the predefined patterns:</text:span></text:p>
            <text:p><text:span text:style-name="T25">([-+]?(?:\d+(?:\.\d*)?|\.\d+))</text:span></text:p>
            <text:p><text:span text:style-name="T107">                                               </text:span><text:span text:style-name="T108">\s+([-+]?\d+)\s+([-+]?\d+)</text:span></text:p>
            <text:p><text:span text:style-name="T107">                                                                                          </text:span><text:span text:style-name="T108">\s+([A-Z]{1})\s+([A-Za-z]{3})</text:span></text:p>
          </table:table-cell>
          <table:table-cell/>
          <table:table-cell table:style-name="ce100" office:value-type="string" calcext:value-type="string">
            <text:p>Begin of video [Line Chart with combined data]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office:value-type="string" calcext:value-type="string">
            <text:p>In other terminal, send [Plot-4-Combined.txt] <text:span text:style-name="T14">multiple times</text:span></text:p>
          </table:table-cell>
          <table:table-cell/>
          <table:table-cell table:style-name="ce100" office:value-type="string" calcext:value-type="string">
            <text:p>End of video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48" table:number-columns-repeated="2"/>
          <table:table-cell table:number-columns-repeated="61"/>
        </table:table-row>
        <table:table-row table:style-name="ro1">
          <table:table-cell table:number-columns-repeated="2"/>
          <table:table-cell table:style-name="ce48" office:value-type="string" calcext:value-type="string">
            <text:p>Deactivate</text:p>
          </table:table-cell>
          <table:table-cell table:style-name="ce48"/>
          <table:table-cell office:value-type="string" calcext:value-type="string">
            <text:p>Deactivate automatic action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Link both to [YAT - Test - YAT.Model.Terminal.yacp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6">
          <table:table-cell table:number-columns-repeated="2"/>
          <table:table-cell office:value-type="string" calcext:value-type="string">
            <text:p>Configuration</text:p>
          </table:table-cell>
          <table:table-cell/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59"/>
        </table:table-row>
        <table:table-row table:style-name="ro4">
          <table:table-cell table:number-columns-repeated="4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  <text:p><text:span text:style-name="T1">Common Regex Capture Patters</text:span>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Note that, while an empty trigger is not, an empty response is valid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[Send Text] = "45"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Automatic response is not triggered again</text:p>
            <text:p><text:span text:style-name="T1">Trigger is still highlighted</text:span></text:p>
            <text:p><text:span text:style-name="T1">Former triggers where [Any Line] was active are also highlighted</text:span></text:p>
          </table:table-cell>
          <table:table-cell office:value-type="string" calcext:value-type="string">
            <text:p/>
            <text:p/>
            <text:p>Not perfect, but way good enough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</text:span></text:p>
            <text:p><text:span text:style-name="T1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Send:</text:p>
            <text:p><text:span text:style-name="T101">123</text:span> AB <text:span text:style-name="T101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each of the two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58"/>
        </table:table-row>
        <table:table-row table:style-name="ro3">
          <table:table-cell table:number-columns-repeated="4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1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48" office:value-type="string" calcext:value-type="string">
            <text:p>Select response = [Predefined Command 2]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114"> </text:span><text:span text:style-name="T100">is  expected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n empty line from the receiving terminal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49">...ABC</text:span><text:span text:style-name="T53"> </text:span><text:span text:style-name="T54">(72) </text:span><text:span text:style-name="T100">is  expected for each responded line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Send a final empty line from the receiving terminal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elect response = Some dedicated command</text:p>
          </table:table-cell>
          <table:table-cell table:number-columns-repeated="60"/>
        </table:table-row>
        <table:table-row table:style-name="ro3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101">all 24 matches</text:span></text:p>
            <text:p><text:span text:style-name="T25">Trigger is highlighted</text:span>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Trigger:</text:p>
            <text:p>(\d+)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Response:</text:p>
            <text:p>$1$2$3$4</text:p>
          </table:table-cell>
          <table:table-cell/>
          <table:table-cell office:value-type="string" calcext:value-type="string">
            <text:p>There is a limitation with *Adjust*OptionsSilently():</text:p>
            <text:p>Options are only adjusted on 'SelectedIndexChanged', but not free text, i.e. -1</text:p>
          </table:table-cell>
          <table:table-cell table:number-columns-repeated="58"/>
        </table:table-row>
        <table:table-row table:style-name="ro32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  <text:p><text:span text:style-name="T46">$1$2$3$4</text:span>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Enable [Replace]</text:p>
          </table:table-cell>
          <table:table-cell table:number-columns-repeated="60"/>
        </table:table-row>
        <table:table-row table:style-name="ro32">
          <table:table-cell table:number-columns-repeated="4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is composed from first 4 triggers</text:p>
            <text:p><text:span text:style-name="T25">Trigger is highlighted</text:span></text:p>
          </table:table-cell>
          <table:table-cell office:value-type="string" calcext:value-type="string">
            <text:p><text:span text:style-name="T12">123 ABC 456 789 0DE FGH IJK LMN OPQ RST UVW XYZ 123 ABC 456 789 0DE FGH IJK LMN OPQ RST UVW XYZ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  <text:p><text:span text:style-name="T46">1234567890</text:span>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0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contains <text:span text:style-name="T110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0 ($0) was requested! Number must be must be a positive integral value (1, 2,...).]4567890</text:p>
          </table:table-cell>
          <table:table-cell table:number-columns-repeated="58"/>
        </table:table-row>
        <table:table-row table:style-name="ro6">
          <table:table-cell table:number-columns-repeated="4"/>
          <table:table-cell office:value-type="string" calcext:value-type="string">
            <text:p>Response:</text:p>
            <text:p>$99$2$3$4</text:p>
          </table:table-cell>
          <table:table-cell office:value-type="string" calcext:value-type="string">
            <text:p>Data sent and received</text:p>
            <text:p><text:span text:style-name="T1">Automatic response is triggered for </text:span><text:span text:style-name="T109">all 10 matches</text:span></text:p>
            <text:p><text:span text:style-name="T1">Automatic response</text:span> contains <text:span text:style-name="T110">error message</text:span></text:p>
            <text:p><text:span text:style-name="T25">Trigger is highlighted</text:span></text:p>
          </table:table-cell>
          <table:table-cell table:style-name="ce102" office:value-type="string" calcext:value-type="string">
            <text:p>[Automatic response replacement error: Invalid replacement number 99 ($99) was requested but trigger only contains 8 captures!]4567890</text:p>
          </table:table-cell>
          <table:table-cell table:number-columns-repeated="58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59"/>
        </table:table-row>
        <table:table-row table:style-name="ro2">
          <table:table-cell table:number-columns-repeated="4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Deactivate automatic response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response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5"/>
        </table:table-row>
        <table:table-row table:style-name="ro1">
          <table:table-cell/>
          <table:table-cell office:value-type="string" calcext:value-type="string">
            <text:p>Continuous</text:p>
          </table:table-cell>
          <table:table-cell table:style-name="ce48" office:value-type="string" calcext:value-type="string">
            <text:p>Filter/Suppr.</text:p>
          </table:table-cell>
          <table:table-cell table:style-name="ce48"/>
          <table:table-cell office:value-type="string" calcext:value-type="string">
            <text:p>Start MT-SICS simulation incl. Frontend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Create and start AutoSocket connected to the MT-SICS simulation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[Show Count/Rate]</text:p>
            <text:p>[Show Line Numbers]</text:p>
          </table:table-cell>
          <table:table-cell table:number-columns-repeated="60"/>
        </table:table-row>
        <table:table-row table:style-name="ro21">
          <table:table-cell table:number-columns-repeated="4"/>
          <table:table-cell office:value-type="string" calcext:value-type="string">
            <text:p>Start SIR</text:p>
          </table:table-cell>
          <table:table-cell table:style-name="ce91" office:value-type="string" calcext:value-type="string">
            <text:p><text:span text:style-name="T111">   1 </text:span><text:span text:style-name="T112">S S       0.00 g</text:span></text:p>
            <text:p><text:span text:style-name="T111">   2 </text:span><text:span text:style-name="T112">S S       0.00 g</text:span></text:p>
            <text:p><text:span text:style-name="T111">   3 </text:span><text:span text:style-name="T112">S S       0.00 g</text:span></text:p>
            <text:p><text:span text:style-name="T113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how automatic action in tool bar</text:p>
          </table:table-cell>
          <table:table-cell table:number-columns-repeated="60"/>
        </table:table-row>
        <table:table-row table:style-name="ro2">
          <table:table-cell table:number-columns-repeated="4"/>
          <table:table-cell office:value-type="string" calcext:value-type="string">
            <text:p>Select trigger = "S D"</text:p>
            <text:p>Select action = [Filter]</text:p>
          </table:table-cell>
          <table:table-cell office:value-type="string" calcext:value-type="string">
            <text:p>Responses are no longer shown</text:p>
          </table:table-cell>
          <table:table-cell table:number-columns-repeated="59"/>
        </table:table-row>
        <table:table-row table:style-name="ro33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111">...</text:span></text:p>
            <text:p><text:span text:style-name="T111"> 101 </text:span><text:span text:style-name="T112">S D       ?.?? g</text:span></text:p>
            <text:p><text:span text:style-name="T111"> 102 </text:span><text:span text:style-name="T112">S D       ?.?? g</text:span></text:p>
            <text:p><text:span text:style-name="T111"> 103 </text:span><text:span text:style-name="T112">S D       ?.?? g</text:span></text:p>
            <text:p><text:span text:style-name="T113">...</text:span></text:p>
            <text:p><text:span text:style-name="T25">Responses are no longer shown once stable again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Suppress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33">
          <table:table-cell table:number-columns-repeated="4"/>
          <table:table-cell office:value-type="string" calcext:value-type="string">
            <text:p>Change simulated value</text:p>
          </table:table-cell>
          <table:table-cell table:style-name="ce91" office:value-type="string" calcext:value-type="string">
            <text:p><text:span text:style-name="T25">Responses are no longer shown when unstable</text:span></text:p>
            <text:p><text:span text:style-name="T111">...</text:span></text:p>
            <text:p><text:span text:style-name="T111"> 201 </text:span><text:span text:style-name="T112">S S       ?.?? g</text:span></text:p>
            <text:p><text:span text:style-name="T111"> 202 </text:span><text:span text:style-name="T112">S S       ?.?? g</text:span></text:p>
            <text:p><text:span text:style-name="T111"> 203 </text:span><text:span text:style-name="T112">S S       ?.?? g</text:span></text:p>
            <text:p><text:span text:style-name="T113">...</text:span>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Select action = [None]</text:p>
          </table:table-cell>
          <table:table-cell office:value-type="string" calcext:value-type="string">
            <text:p>Responses are shown again</text:p>
          </table:table-cell>
          <table:table-cell table:number-columns-repeated="59"/>
        </table:table-row>
        <table:table-row table:style-name="ro1">
          <table:table-cell table:number-columns-repeated="65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/>
          <table:table-cell office:value-type="string" calcext:value-type="string">
            <text:p>Stop SI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Hide automatic action in tool bar</text:p>
          </table:table-cell>
          <table:table-cell table:number-columns-repeated="60"/>
        </table:table-row>
        <table:table-row table:style-name="ro1">
          <table:table-cell table:number-columns-repeated="4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 table:number-rows-repeated="65420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YAT.View" table:style-name="ta1" table:print="false">
        <table:table-column table:style-name="co9" table:default-cell-style-name="ce45"/>
        <table:table-column table:style-name="co33" table:default-cell-style-name="ce45"/>
        <table:table-column table:style-name="co7" table:default-cell-style-name="ce45"/>
        <table:table-column table:style-name="co34" table:default-cell-style-name="ce45"/>
        <table:table-column table:style-name="co35" table:default-cell-style-name="ce45"/>
        <table:table-column table:style-name="co3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103" office:value-type="string" calcext:value-type="string">
            <text:p>Doesn't work anymore !!! VT-x is required for latest VirtualBox !!!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58"/>
        </table:table-row>
        <table:table-row table:style-name="ro1" table:number-rows-repeated="65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Main" table:style-name="ta1" table:print="false">
        <table:table-column table:style-name="co9" table:default-cell-style-name="ce45"/>
        <table:table-column table:style-name="co37" table:default-cell-style-name="ce45"/>
        <table:table-column table:style-name="co38" table:default-cell-style-name="ce45"/>
        <table:table-column table:style-name="co39" table:default-cell-style-name="ce45"/>
        <table:table-column table:style-name="co40" table:default-cell-style-name="ce45"/>
        <table:table-column table:style-name="co41" table:default-cell-style-name="ce45"/>
        <table:table-column table:style-name="co7" table:number-columns-repeated="1018" table:default-cell-style-name="ce45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[File &gt; Preferences... &gt; Defaults...] + [OK]</text:p>
          </table:table-cell>
          <table:table-cell/>
          <table:table-cell office:value-type="string" calcext:value-type="string">
            <text:p><text:span text:style-name="T1">Will also default the &lt;MainWindow&gt; section in In LocalUserSettings.xml</text:span></text:p>
            <text:p>Required to get a normal = non-maximized window</text:p>
            <text:p/>
            <text:p>(A maximized window would revert the automatic layout when</text:p>
            <text:p><text:span text:style-name="T115"> moving below, due to a limitation with '</text:span><text:span text:style-name="T116">FormWindowState</text:span><text:span text:style-name="T117">.Maximized</text:span><text:span text:style-name="T118">'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 again</text:p>
          </table:table-cell>
          <table:table-cell office:value-type="string" calcext:value-type="string">
            <text:p>YAT shows the welcome screen</text:p>
            <text:p>YAT is started within visible screen</text:p>
            <text:p><text:span text:style-name="T1">YAT is started with normal layout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changed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 verticall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 table:number-rows-repeated="65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9" table:default-cell-style-name="ce45"/>
        <table:table-column table:style-name="co42" table:default-cell-style-name="ce45"/>
        <table:table-column table:style-name="co43" table:default-cell-style-name="ce45"/>
        <table:table-column table:style-name="co44" table:default-cell-style-name="ce45"/>
        <table:table-column table:style-name="co45" table:default-cell-style-name="ce45"/>
        <table:table-column table:style-name="co46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dit while close/open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5" office:value-type="string" calcext:value-type="string">
            <text:p>Modify the text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Single line 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  <text:p><text:span text:style-name="T1">Text gets completely selected</text:span>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48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48"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48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Ctrl+Shift+I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Default"/>
          <table:table-cell table:style-name="ce48" office:value-type="string" calcext:value-type="string">
            <text:p>Fill-in some text</text:p>
          </table:table-cell>
          <table:table-cell table:number-columns-repeated="6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Exit YAT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tart YAT again</text:p>
          </table:table-cell>
          <table:table-cell table:style-name="ce48"/>
          <table:table-cell table:style-name="ce48" office:value-type="string" calcext:value-type="string">
            <text:p>Ensure that control char recents such as backspace properly handled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Backspace are shown as &lt;BS&gt;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Select one of the recents</text:p>
          </table:table-cell>
          <table:table-cell table:style-name="ce48" table:number-columns-repeated="2"/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Change that recent</text:p>
          </table:table-cell>
          <table:table-cell table:style-name="ce48" table:number-columns-repeated="2"/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48"/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Open recent drop-down</text:p>
          </table:table-cell>
          <table:table-cell table:style-name="ce48" office:value-type="string" calcext:value-type="string">
            <text:p>Just selected recent still there</text:p>
            <text:p>New recent added</text:p>
          </table:table-cell>
          <table:table-cell table:style-name="ce48"/>
          <table:table-cell table:number-columns-repeated="58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/>
          <table:table-cell office:value-type="string" calcext:value-type="string">
            <text:p>Import instead of link to be able to modify (and restore modified) command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48" office:value-type="string" calcext:value-type="string">
            <text:p>Text changes among recents</text:p>
          </table:table-cell>
          <table:table-cell table:number-columns-repeated="59"/>
        </table:table-row>
        <table:table-row table:style-name="ro2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  <text:p>"Send Text" still contains changed recen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48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ce48"/>
          <table:table-cell office:value-type="string" calcext:value-type="string">
            <text:p>[Shift+F&lt;i&gt;]</text:p>
          </table:table-cell>
          <table:table-cell table:style-name="ce48" office:value-type="string" calcext:value-type="string">
            <text:p>Text gets sent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58"/>
        </table:table-row>
        <table:table-row table:style-name="ro2">
          <table:table-cell table:number-columns-repeated="3"/>
          <table:table-cell table:style-name="ce48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48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48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48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48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/>
          <table:table-cell table:number-columns-repeated="60"/>
        </table:table-row>
        <table:table-row table:style-name="ro1">
          <table:table-cell/>
          <table:table-cell office:value-type="string" calcext:value-type="string">
            <text:p>Throughput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Byte/Line Count'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Send "A\!(LineRepeat)"</text:p>
          </table:table-cell>
          <table:table-cell office:value-type="string" calcext:value-type="string">
            <text:p>Rates must be at least 15000/s | 5000/s</text:p>
          </table:table-cell>
          <table:table-cell office:value-type="string" calcext:value-type="string">
            <text:p><text:span text:style-name="T1">YAT 2.4.0 ~ 15000/s | 5000/s</text:span></text:p>
            <text:p>YAT 2.1.0 ~ 15000/s | 5000/s</text:p>
            <text:p>(<text:span text:style-name="T1">YAT 2.0.0 was 12000/s | 4000/s, earlier versions even slower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"A\!(LineRepeat)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Terminal &gt; Break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instant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</text:p>
          </table:table-cell>
          <table:table-cell office:value-type="string" calcext:value-type="string">
            <text:p>Takes just a few seconds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48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ress Line</text:p>
          </table:table-cell>
          <table:table-cell table:style-name="ce48" office:value-type="string" calcext:value-type="string">
            <text:p>Send "\!-SendFiles\Stress-7-EnormousLine.txt"</text:p>
          </table:table-cell>
          <table:table-cell table:style-name="ce48" office:value-type="string" calcext:value-type="string">
            <text:p>Works without issues</text:p>
            <text:p><text:span text:style-name="T1">Complete line is sent and received</text:span></text:p>
            <text:p>Line exceed warning is output in the monitor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48" office:value-type="string" calcext:value-type="string">
            <text:p>Clear the monitor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table:style-name="ce48" table:number-columns-repeated="2"/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48"/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48"/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48" office:value-type="string" calcext:value-type="string">
            <text:p>Lines include the stated number of chars</text:p>
            <text:p>No empty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6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60"/>
        </table:table-row>
        <table:table-row table:style-name="ro3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71">(&lt;&lt;)</text:span><text:span text:style-name="T7"> </text:span><text:span text:style-name="T52">X</text:span><text:span text:style-name="T74">&lt;CR&gt;&lt;LF&gt;</text:span><text:span text:style-name="T45"> </text:span><text:span text:style-name="T5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7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8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 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58"/>
        </table:table-row>
        <table:table-row table:style-name="ro39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5">(&lt;&lt;)</text:span><text:span text:style-name="T16"> </text:span><text:span text:style-name="T55">A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</text:p>
            <text:p><text:span text:style-name="T15">(&gt;&gt;)</text:span><text:span text:style-name="T16"> </text:span><text:span text:style-name="T17">X</text:span><text:span text:style-name="T53"> </text:span><text:span text:style-name="T54">(1)</text:span></text:p>
            <text:p><text:span text:style-name="T15">(&lt;&lt;)</text:span><text:span text:style-name="T16">  </text:span><text:span text:style-name="T51">(0)</text:span></text:p>
            <text:p><text:span text:style-name="T15">(&lt;&lt;)</text:span><text:span text:style-name="T16"> </text:span><text:span text:style-name="T55">B</text:span><text:span text:style-name="T53"> </text:span><text:span text:style-name="T54">(1)</text:span>    in sending terminal</text:p>
            <text:p/>
            <text:p><text:span text:style-name="T15">(&gt;&gt;)</text:span><text:span text:style-name="T16"> </text:span><text:span text:style-name="T17">A</text:span><text:span text:style-name="T53"> </text:span><text:span text:style-name="T54">(1)</text:span><text:span text:style-name="T119">  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CR&gt;&lt;LF&gt;</text:span><text:span text:style-name="T16"> </text:span><text:span text:style-name="T51">(2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23"> </text:span><text:span text:style-name="T119">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58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23"> </text:span><text:span text:style-name="T119">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1">&lt;CR&gt; </text:span><text:span text:style-name="T126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office:value-type="string" calcext:value-type="string">
            <text:p>Pending &lt;CR&gt; must not be shown as empty line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60"/>
        </table:table-row>
        <table:table-row table:style-name="ro35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><text:span text:style-name="T15">(&lt;&lt;)</text:span><text:span text:style-name="T16">  </text:span><text:span text:style-name="T51">(0)</text:span>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</table:table-cell>
          <table:table-cell table:number-columns-repeated="59"/>
        </table:table-row>
        <table:table-row table:style-name="ro36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15">(&lt;&lt;)</text:span><text:span text:style-name="T16">  </text:span><text:span text:style-name="T51">(0)</text:span></text:p>
            <text:p><text:span text:style-name="T71">(&lt;&lt;)</text:span><text:span text:style-name="T7"> </text:span><text:span text:style-name="T52">B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21">&lt;LF&gt;</text:span><text:span text:style-name="T16"> </text:span><text:span text:style-name="T51">(1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71">(&lt;&lt;)</text:span><text:span text:style-name="T7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53">   </text:span><text:span text:style-name="T54"> </text:span><text:span text:style-name="T119">    in receiving terminal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19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58"/>
        </table:table-row>
        <table:table-row table:style-name="ro26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60"/>
        </table:table-row>
        <table:table-row table:style-name="ro2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 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58"/>
        </table:table-row>
        <table:table-row table:style-name="ro23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A</text:span><text:span text:style-name="T4"> </text:span><text:span text:style-name="T5">(1)</text:span></text:p>
            <text:p><text:span text:style-name="T71">(&gt;&gt;)</text:span><text:span text:style-name="T7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74">&lt;LF&gt;</text:span><text:span text:style-name="T45"> </text:span><text:span text:style-name="T5">(3)</text:span>  in sending terminal</text:p>
            <text:p/>
            <text:p><text:span text:style-name="T15">(&gt;&gt;)</text:span><text:span text:style-name="T16"> </text:span><text:span text:style-name="T17">A</text:span><text:span text:style-name="T18">&lt;CR&gt;</text:span><text:span text:style-name="T120"> </text:span><text:span text:style-name="T54">(2)</text:span><text:span text:style-name="T119">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LF&gt;&lt;CR&gt;&lt;LF&gt;</text:span><text:span text:style-name="T120"> </text:span><text:span text:style-name="T54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E] to clear both terminal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27">(&lt;&lt;)</text:span><text:span text:style-name="T28"> </text:span><text:span text:style-name="T52"> </text:span><text:span text:style-name="T4">   </text:span><text:span text:style-name="T5"> </text:span>    in sending terminal</text:p>
            <text:p/>
            <text:p><text:span text:style-name="T15">(&gt;&gt;)</text:span><text:span text:style-name="T16"> </text:span><text:span text:style-name="T121">&lt;CR&gt; </text:span><text:span text:style-name="T126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58"/>
        </table:table-row>
        <table:table-row table:style-name="ro40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  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5">(&lt;&lt;)</text:span><text:span text:style-name="T16"> </text:span><text:span text:style-name="T55">X</text:span><text:span text:style-name="T122">&lt;CR&gt;&lt;LF&gt;</text:span><text:span text:style-name="T120"> </text:span><text:span text:style-name="T54">(3)</text:span></text:p>
          </table:table-cell>
          <table:table-cell table:number-columns-repeated="59"/>
        </table:table-row>
        <table:table-row table:style-name="ro35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27">(&gt;&gt;)</text:span><text:span text:style-name="T28"> </text:span><text:span text:style-name="T29">X</text:span><text:span text:style-name="T4"> </text:span><text:span text:style-name="T5">(1)</text:span></text:p>
            <text:p><text:span text:style-name="T71">(&lt;&lt;)</text:span><text:span text:style-name="T7"> </text:span><text:span text:style-name="T72">&lt;CR&gt;</text:span><text:span text:style-name="T52">B</text:span><text:span text:style-name="T4"> </text:span><text:span text:style-name="T5">(2)</text:span>  in sending terminal</text:p>
            <text:p/>
            <text:p><text:span text:style-name="T15">(&gt;&gt;)</text:span><text:span text:style-name="T16"> </text:span><text:span text:style-name="T121">&lt;CR&gt;</text:span><text:span text:style-name="T16"> </text:span><text:span text:style-name="T51">(1)</text:span><text:span text:style-name="T126">  in receiving terminal</text:span></text:p>
            <text:p><text:span text:style-name="T124">(&lt;&lt;)</text:span><text:span text:style-name="T125"> </text:span><text:span text:style-name="T55">X</text:span><text:span text:style-name="T122">&lt;CR&gt;&lt;LF&gt;</text:span><text:span text:style-name="T120"> </text:span><text:span text:style-name="T54">(3)</text:span></text:p>
            <text:p><text:span text:style-name="T15">(&gt;&gt;)</text:span><text:span text:style-name="T16"> </text:span><text:span text:style-name="T17">B</text:span><text:span text:style-name="T18">&lt;CR&gt;&lt;LF&gt;</text:span><text:span text:style-name="T120"> </text:span><text:span text:style-name="T54">(3)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</table:table-cell>
          <table:table-cell table:number-columns-repeated="58"/>
        </table:table-row>
        <table:table-row table:style-name="ro17">
          <table:table-cell table:number-columns-repeated="3"/>
          <table:table-cell office:value-type="string" calcext:value-type="string">
            <text:p>[Show EOL] in sending terminal</text:p>
          </table:table-cell>
          <table:table-cell office:value-type="string" calcext:value-type="string">
            <text:p><text:span text:style-name="T27">(&lt;&lt;)</text:span><text:span text:style-name="T28"> </text:span><text:span text:style-name="T56">&lt;CR&gt;</text:span><text:span text:style-name="T28"> </text:span><text:span text:style-name="T70">(1)</text:span></text:p>
            <text:p><text:span text:style-name="T27">(&gt;&gt;)</text:span><text:span text:style-name="T28"> </text:span><text:span text:style-name="T29">X</text:span><text:span text:style-name="T30">&lt;CR&gt;&lt;LF&gt;</text:span><text:span text:style-name="T45"> </text:span><text:span text:style-name="T5">(3)</text:span></text:p>
            <text:p><text:span text:style-name="T71">(&lt;&lt;)</text:span><text:span text:style-name="T7"> </text:span><text:span text:style-name="T52">B</text:span><text:span text:style-name="T74">&lt;CR&gt;&lt;LF&gt;</text:span><text:span text:style-name="T45"> </text:span><text:span text:style-name="T5">(3)</text:span></text:p>
          </table:table-cell>
          <table:table-cell office:value-type="string" calcext:value-type="string">
            <text:p>Unconfirmed &lt;CR&gt; becomes visibl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<text:span text:style-name="T1">Create and start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Also send &lt;CR&gt;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58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Enable [Terminal &gt; Settings... &gt; Advanced... &gt; ASCII &gt; Replace by ASCII]</text:p>
          </table:table-cell>
          <table:table-cell office:value-type="string" calcext:value-type="string">
            <text:p>&lt;CR&gt; become visi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<text:span text:style-name="T1">Keep the 2 'Binary' </text:span>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[Break lines on every chun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kind of binary line break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<text:s/>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60"/>
        </table:table-row>
        <table:table-row table:style-name="ro41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office:value-type="string" calcext:value-type="string">
            <text:p>Find field turns white = "reset"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48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48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works as expec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Alt+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elect</text:p>
          </table:table-cell>
          <table:table-cell office:value-type="string" calcext:value-type="string">
            <text:p>Select a 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OfSelected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All</text:p>
          </table:table-cell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Send text again and again</text:p>
          </table:table-cell>
          <table:table-cell office:value-type="string" calcext:value-type="string">
            <text:p><text:span text:style-name="T1">Expected lines get highlighted</text:span></text:p>
            <text:p><text:span text:style-name="T1">Expected lines stay highlighted </text:span>on scrolling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how Tx and Rx panel</text:p>
          </table:table-cell>
          <table:table-cell office:value-type="string" calcext:value-type="string">
            <text:p>Expected Tx lines are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Respond some lines</text:p>
          </table:table-cell>
          <table:table-cell office:value-type="string" calcext:value-type="string">
            <text:p>Expected Rx lines get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lect a line in the Tx pane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Only a single Tx line gets highligh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Activate [Show Copy of Active Lin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lect "BC" part of a line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Shift+L] <text:s text:c="2"/>(=&gt; All)</text:p>
          </table:table-cell>
          <table:table-cell office:value-type="string" calcext:value-type="string">
            <text:p>Shortcut works as expected</text:p>
            <text:p><text:span text:style-name="T1">Expected lines get highlighte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find text to "B"</text:p>
          </table:table-cell>
          <table:table-cell office:value-type="string" calcext:value-type="string">
            <text:p>FindOnEdit works as expec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ll Persistence</text:p>
          </table:table-cell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text again</text:p>
          </table:table-cell>
          <table:table-cell office:value-type="string" calcext:value-type="string">
            <text:p>FindAll still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58"/>
        </table:table-row>
        <table:table-row table:style-name="ro1" table:number-rows-repeated="6544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View.Forms.Settings" table:style-name="ta1" table:print="false">
        <table:table-column table:style-name="co9" table:default-cell-style-name="ce45"/>
        <table:table-column table:style-name="co47" table:default-cell-style-name="ce45"/>
        <table:table-column table:style-name="co48" table:default-cell-style-name="ce45"/>
        <table:table-column table:style-name="co25" table:default-cell-style-name="ce45"/>
        <table:table-column table:style-name="co49" table:default-cell-style-name="ce45"/>
        <table:table-column table:style-name="co50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table:style-name="ce10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107" office:value-type="string" calcext:value-type="string">
            <text:p>Explicitly testing this as the user name is the only non-terminal-settings set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4"/>
          <table:table-cell table:style-name="ce107" office:value-type="string" calcext:value-type="string">
            <text:p>User name is 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defined Settings</text:p>
          </table:table-cell>
          <table:table-cell office:value-type="string" calcext:value-type="string">
            <text:p>Open the 'Predefined'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1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AB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DEF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DEFGH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2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2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IJK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Fill-in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IJKLM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3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3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[Description]</text:p>
          </table:table-cell>
          <table:table-cell office:value-type="string" calcext:value-type="string">
            <text:p>[Description] gets set</text:p>
          </table:table-cell>
          <table:table-cell office:value-type="string" calcext:value-type="string">
            <text:p>#4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Fill-in some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Text]</text:p>
          </table:table-cell>
          <table:table-cell office:value-type="string" calcext:value-type="string">
            <text:p>[Description] is kept</text:p>
          </table:table-cell>
          <table:table-cell office:value-type="string" calcext:value-type="string">
            <text:p>NOPQR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4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4#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Navigate into [Description] but leave unchanged</text:p>
          </table:table-cell>
          <table:table-cell office:value-type="string" calcext:value-type="string">
            <text:p>[Description] stays empty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5: Fill-in some [Text]</text:p>
          </table:table-cell>
          <table:table-cell office:value-type="string" calcext:value-type="string">
            <text:p>[Description] becomes [Text]</text:p>
          </table:table-cell>
          <table:table-cell office:value-type="string" calcext:value-type="string">
            <text:p>S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Text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STUVW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5: Modify [Description]</text:p>
          </table:table-cell>
          <table:table-cell office:value-type="string" calcext:value-type="string">
            <text:p>[Description] gets changed</text:p>
          </table:table-cell>
          <table:table-cell office:value-type="string" calcext:value-type="string">
            <text:p>#5</text:p>
          </table:table-cell>
          <table:table-cell table:number-columns-repeated="58"/>
        </table:table-row>
        <table:table-row table:style-name="ro2">
          <table:table-cell table:number-columns-repeated="3"/>
          <table:table-cell office:value-type="string" calcext:value-type="string">
            <text:p>6: Fill-in [Description]</text:p>
          </table:table-cell>
          <table:table-cell office:value-type="string" calcext:value-type="string">
            <text:p>[Description] gets set</text:p>
            <text:p>[Text] stays empty</text:p>
          </table:table-cell>
          <table:table-cell office:value-type="string" calcext:value-type="string">
            <text:p>#6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'Predefined' dia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Use the commands again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Open the 'Predefined' dialog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efine a multi-line command</text:p>
          </table:table-cell>
          <table:table-cell office:value-type="string" calcext:value-type="string">
            <text:p>Description is set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editing a line</text:p>
            <text:p>[OK]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Modify multi-line command by adding a line</text:p>
            <text:p><text:span text:style-name="T1">[OK]</text:span></text:p>
          </table:table-cell>
          <table:table-cell office:value-type="string" calcext:value-type="string">
            <text:p/>
            <text:p>Description is updat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setting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he dialog</text:p>
          </table:table-cell>
          <table:table-cell office:value-type="string" calcext:value-type="string">
            <text:p>All fine</text:p>
          </table:table-cell>
          <table:table-cell table:number-columns-repeated="59"/>
        </table:table-row>
        <table:table-row table:style-name="ro1" table:number-rows-repeated="6547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Log" table:style-name="ta1" table:print="false">
        <table:table-column table:style-name="co9" table:default-cell-style-name="ce45"/>
        <table:table-column table:style-name="co51" table:default-cell-style-name="ce45"/>
        <table:table-column table:style-name="co52" table:default-cell-style-name="ce45"/>
        <table:table-column table:style-name="co39" table:default-cell-style-name="ce45"/>
        <table:table-column table:style-name="co53" table:default-cell-style-name="ce45"/>
        <table:table-column table:style-name="co54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  <text:p>                                                            \YAT-Log-&lt;TS&gt;.log has been created</text:p>
          </table:table-cell>
          <table:table-cell office:value-type="string" calcext:value-type="string">
            <text:p/>
            <text:p>Consequence of auto-on feature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108" office:value-type="string" calcext:value-type="string">
            <text:p>Note that the operating system may delay flushing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113" office:value-type="string" calcext:value-type="string">
            <text:p><text:span text:style-name="T127">Note that display elements are text-only and no longer contain the underlying typed</text:span></text:p>
            <text:p><text:span text:style-name="T127">information such as the time stamp of the origin. Since the XML schema is strongly-</text:span></text:p>
            <text:p><text:span text:style-name="T127">typed again, the items need to be reconstructed. Not optimal, but simply a trade-off</text:span></text:p>
            <text:p><text:span text:style-name="T127">Between display and log performance. After all, XML logging is probably rarely used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</text:p>
          </table:table-cell>
          <table:table-cell office:value-type="string" calcext:value-type="string">
            <text:p>File gets refreshed</text:p>
            <text:p>File contains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2">
          <table:table-cell table:number-columns-repeated="3"/>
          <table:table-cell office:value-type="string" calcext:value-type="string">
            <text:p>Open files in hex editor in 'Shared Mode'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office:value-type="string" calcext:value-type="string">
            <text:p>HHD Hex Editor Neo licensed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113" office:value-type="string" calcext:value-type="string">
            <text:p>Note that raw XML does contain time stamp and origin.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60"/>
        </table:table-row>
        <table:table-row table:style-name="ro3">
          <table:table-cell table:number-columns-repeated="3"/>
          <table:table-cell office:value-type="string" calcext:value-type="string">
            <text:p>Change to text editor of former XML files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60"/>
        </table:table-row>
        <table:table-row table:style-name="ro1" table:number-rows-repeated="6549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AT.Info" table:style-name="ta1" table:print="false">
        <table:table-column table:style-name="co9" table:default-cell-style-name="ce45"/>
        <table:table-column table:style-name="co51" table:default-cell-style-name="ce45"/>
        <table:table-column table:style-name="co55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Donate</text:p>
          </table:table-cell>
          <table:table-cell office:value-type="string" calcext:value-type="string">
            <text:p>"Help &gt; Donate"</text:p>
          </table:table-cell>
          <table:table-cell office:value-type="string" calcext:value-type="string">
            <text:p>Link work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2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5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1">
          <table:table-cell table:number-columns-repeated="3"/>
          <table:table-cell table:style-name="ce114" office:value-type="string" calcext:value-type="string">
            <text:p>[Cancel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ce114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60"/>
        </table:table-row>
        <table:table-row table:style-name="ro3">
          <table:table-cell table:number-columns-repeated="3"/>
          <table:table-cell table:style-name="ce114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1<text:span text:style-name="T128">st</text:span> line agai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office:value-type="string" calcext:value-type="string">
            <text:p>Still async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2">
          <table:table-cell table:number-columns-repeated="3"/>
          <table:table-cell office:value-type="string" calcext:value-type="string">
            <text:p>"Help &gt; About" &gt; Click slightly above the right end of the 2<text:span text:style-name="T12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3"/>
          <table:table-cell office:value-type="string" calcext:value-type="string">
            <text:p>"Help &gt; About" &gt; Click slightly above the right end of the 3<text:span text:style-name="T128">rd</text:span> line</text:p>
          </table:table-cell>
          <table:table-cell office:value-type="string" calcext:value-type="string">
            <text:p>Repeat steps above, except <text:span text:style-name="T129">[Cancel], [Retry] and [Ignore]</text:span></text:p>
          </table:table-cell>
          <table:table-cell office:value-type="string" calcext:value-type="string">
            <text:p>When YAT has been started from Visual Studio [F5]:</text:p>
            <text:p>Debugger will show the exception =&gt; [Continue]</text:p>
          </table:table-cell>
          <table:table-cell table:number-columns-repeated="58"/>
        </table:table-row>
        <table:table-row table:style-name="ro1" table:number-rows-repeated="654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Installation" table:style-name="ta1" table:print="false">
        <table:table-column table:style-name="co9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62" table:default-cell-style-name="ce45"/>
        <table:table-column table:style-name="co63" table:default-cell-style-name="ce45"/>
        <table:table-column table:style-name="co7" table:number-columns-repeated="58" table:default-cell-style-name="ce45"/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43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:</text:p>
            <text:p> &gt; DejaVu</text:p>
            <text:p> &gt; RtfWriter</text:p>
            <text:p> &gt; OxyPlot</text:p>
            <text:p>YAT infos:</text:p>
            <text:p> &gt; Installer</text:p>
          </table:table-cell>
          <table:table-cell office:value-type="string" calcext:value-type="string">
            <text:p/>
            <text:p/>
            <text:p/>
            <text:p/>
            <text:p>In total:</text:p>
            <text:p> &gt; 4 folders</text:p>
          </table:table-cell>
          <table:table-cell table:number-columns-repeated="58"/>
        </table:table-row>
        <table:table-row table:style-name="ro31">
          <table:table-cell table:number-columns-repeated="4"/>
          <table:table-cell office:value-type="string" calcext:value-type="string">
            <text:p><text:span text:style-name="T1">Assemblies:</text:span></text:p>
            <text:p> &gt; ALAZ</text:p>
            <text:p> &gt; MKY</text:p>
            <text:p> &gt; OxyPlot</text:p>
            <text:p> &gt; RtfWriter</text:p>
            <text:p> &gt; YAT </text:p>
            <text:p>Release Notes</text:p>
            <text:p>YAT.exe / YATConsole.exe</text:p>
            <text:p><text:span text:style-name="T1">YAT.exe.config / YATConsole.exe.config</text:span></text:p>
          </table:table-cell>
          <table:table-cell office:value-type="string" calcext:value-type="string">
            <text:p/>
            <text:p/>
            <text:p/>
            <text:p/>
            <text:p/>
            <text:p/>
            <text:p/>
            <text:p>In total:</text:p>
            <text:p> &gt; 31 files</text:p>
          </table:table-cell>
          <table:table-cell table:number-columns-repeated="58"/>
        </table:table-row>
        <table:table-row table:style-name="ro2">
          <table:table-cell table:number-columns-repeated="4"/>
          <table:table-cell office:value-type="string" calcext:value-type="string">
            <text:p>No Nunit projects</text:p>
            <text:p>No .Test projects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Timestamp of all binaries except OxyPlot must be build time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No assemblies or other files from previous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58"/>
        </table:table-row>
        <table:table-row table:style-name="ro1">
          <table:table-cell table:number-columns-repeated="4"/>
          <table:table-cell office:value-type="string" calcext:value-type="string">
            <text:p>YAT is shown with the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Local/Roaming User Settings</text:p>
          </table:table-cell>
          <table:table-cell office:value-type="string" calcext:value-type="string">
            <text:p>Prepare</text:p>
          </table:table-cell>
          <table:table-cell table:style-name="ce116" office:value-type="string" calcext:value-type="string">
            <text:p>Ensure that previous Local/Roaming User Settings are available</text:p>
            <text:p>This is given by 'Release &gt; Install Testing'</text:p>
          </table:table-cell>
          <table:table-cell table:style-name="ce116"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must be show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YAT Quick Reference can be opened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116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1st terminal again</text:p>
          </table:table-cell>
          <table:table-cell office:value-type="string" calcext:value-type="string">
            <text:p>1st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Recent &gt; '&lt;2nd&gt;.yat']</text:p>
          </table:table-cell>
          <table:table-cell office:value-type="string" calcext:value-type="string">
            <text:p>2nd terminal must be opened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Workspac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le icons</text:p>
          </table:table-cell>
          <table:table-cell office:value-type="string" calcext:value-type="string">
            <text:p>Open "C:\Users\&lt;User&gt;\Documents\YAT"</text:p>
          </table:table-cell>
          <table:table-cell office:value-type="string" calcext:value-type="string">
            <text:p>.yat files must show correct icon</text:p>
          </table:table-cell>
          <table:table-cell table:number-columns-repeated="59"/>
        </table:table-row>
        <table:table-row table:style-name="ro1">
          <table:table-cell table:number-columns-repeated="4"/>
          <table:table-cell office:value-type="string" calcext:value-type="string">
            <text:p>.yat file must show correct ic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59"/>
        </table:table-row>
        <table:table-row table:style-name="ro1">
          <table:table-cell table:number-columns-repeated="3"/>
          <table:table-cell table:formula="of:=[.D43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43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58"/>
        </table:table-row>
        <table:table-row table:style-name="ro1">
          <table:table-cell table:number-columns-repeated="3"/>
          <table:table-cell table:formula="of:=[.D44]" office:value-type="string" office:string-value="[File &gt; Exit]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YAT starts, 'New Terminal' form is shown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Help form is shown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Help form is shown</text:p>
            <text:p>Error is shown in MsgBox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YATConsole starts, empty workspace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Help is shown in console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Error is shown in console</text:p>
            <text:p>Help is shown in conso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office:value-type="string" calcext:value-type="string">
            <text:p>Double-click YAT.exe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43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5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 via task bar icon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6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5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60"/>
        </table:table-row>
        <table:table-row table:style-name="ro1" table:number-rows-repeated="6545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3" table:target-range-address="'YAT.Domain.Terminal'.C109:'YAT.Domain.Terminal'.E110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.00.0000</text:date>, <text:time style:data-style-name="N2" text:time-value="14:50:41.9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44DT5H24M47S</meta:editing-duration>
    <meta:editing-cycles>708</meta:editing-cycles>
    <meta:generator>LibreOffice/6.4.7.2$Windows_X86_64 LibreOffice_project/639b8ac485750d5696d7590a72ef1b496725cfb5</meta:generator>
    <dc:date>2021-05-03T16:13:21.392000000</dc:date>
    <meta:print-date>2013-02-02T14:44:49.07</meta:print-date>
    <meta:document-statistic meta:table-count="13" meta:cell-count="2726" meta:object-count="0"/>
    <meta:user-defined meta:name="Info 1"/>
    <meta:user-defined meta:name="Info 2"/>
    <meta:user-defined meta:name="Info 3"/>
    <meta:user-defined meta:name="Info 4"/>
  </office:meta>
</office:document-meta>
</file>